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0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ctivity_rates_by_zone_areal_vs_smoothed" table:style-name="ta1">
        <table:shapes>
          <draw:frame draw:z-index="0" draw:style-name="gr1" draw:text-style-name="P1" svg:width="16.301cm" svg:height="12.192cm" svg:x="1.509cm" svg:y="0.771cm">
            <draw:object draw:notify-on-update-of-ranges="activity_rates_by_zone_areal_vs_smoothed.D2:activity_rates_by_zone_areal_vs_smoothed.D100 activity_rates_by_zone_areal_vs_smoothed.F2:activity_rates_by_zone_areal_vs_smoothed.F100 activity_rates_by_zone_areal_vs_smoothed.E2:activity_rates_by_zone_areal_vs_smoothed.E100 activity_rates_by_zone_areal_vs_smoothed.G2:activity_rates_by_zone_areal_vs_smoothed.G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zoneid</text:p>
          </table:table-cell>
          <table:table-cell office:value-type="string" calcext:value-type="string">
            <text:p>layerid</text:p>
          </table:table-cell>
          <table:table-cell office:value-type="string" calcext:value-type="string">
            <text:p>areal 4.5</text:p>
          </table:table-cell>
          <table:table-cell office:value-type="string" calcext:value-type="string">
            <text:p>areal 5.5</text:p>
          </table:table-cell>
          <table:table-cell office:value-type="string" calcext:value-type="string">
            <text:p>smoothed 4.5</text:p>
          </table:table-cell>
          <table:table-cell office:value-type="string" calcext:value-type="string">
            <text:p>smoothed 5.5</text:p>
          </table:table-cell>
          <table:table-cell office:value-type="string" calcext:value-type="string">
            <text:p>N 4.5</text:p>
          </table:table-cell>
          <table:table-cell office:value-type="string" calcext:value-type="string">
            <text:p>N 5.5</text:p>
          </table:table-cell>
          <table:table-cell office:value-type="string" calcext:value-type="string">
            <text:p>ratio 4.5</text:p>
          </table:table-cell>
          <table:table-cell office:value-type="string" calcext:value-type="string">
            <text:p>ratio 5.5</text:p>
          </table:table-cell>
          <table:table-cell office:value-type="string" calcext:value-type="string">
            <text:p>lambda 5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9854" calcext:value-type="float">
            <text:p>2.9854</text:p>
          </table:table-cell>
          <table:table-cell office:value-type="float" office:value="0.2661" calcext:value-type="float">
            <text:p>0.2661</text:p>
          </table:table-cell>
          <table:table-cell office:value-type="float" office:value="317.5179" calcext:value-type="float">
            <text:p>317.5179</text:p>
          </table:table-cell>
          <table:table-cell office:value-type="float" office:value="11.2995" calcext:value-type="float">
            <text:p>11.2995</text:p>
          </table:table-cell>
          <table:table-cell table:number-columns-repeated="2" office:value-type="float" office:value="545" calcext:value-type="float">
            <text:p>545</text:p>
          </table:table-cell>
          <table:table-cell office:value-type="float" office:value="106.36" calcext:value-type="float">
            <text:p>106.36</text:p>
          </table:table-cell>
          <table:table-cell office:value-type="float" office:value="42.46" calcext:value-type="float">
            <text:p>42.46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51" calcext:value-type="float">
            <text:p>2.851</text:p>
          </table:table-cell>
          <table:table-cell office:value-type="float" office:value="0.335" calcext:value-type="float">
            <text:p>0.335</text:p>
          </table:table-cell>
          <table:table-cell office:value-type="float" office:value="250.2674" calcext:value-type="float">
            <text:p>250.2674</text:p>
          </table:table-cell>
          <table:table-cell office:value-type="float" office:value="14.7491" calcext:value-type="float">
            <text:p>14.7491</text:p>
          </table:table-cell>
          <table:table-cell table:number-columns-repeated="2" office:value-type="float" office:value="487" calcext:value-type="float">
            <text:p>487</text:p>
          </table:table-cell>
          <table:table-cell office:value-type="float" office:value="87.78" calcext:value-type="float">
            <text:p>87.78</text:p>
          </table:table-cell>
          <table:table-cell office:value-type="float" office:value="44.03" calcext:value-type="float">
            <text:p>44.03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9275" calcext:value-type="float">
            <text:p>1.9275</text:p>
          </table:table-cell>
          <table:table-cell office:value-type="float" office:value="0.3273" calcext:value-type="float">
            <text:p>0.3273</text:p>
          </table:table-cell>
          <table:table-cell office:value-type="float" office:value="139.7929" calcext:value-type="float">
            <text:p>139.7929</text:p>
          </table:table-cell>
          <table:table-cell office:value-type="float" office:value="11.8139" calcext:value-type="float">
            <text:p>11.8139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72.53" calcext:value-type="float">
            <text:p>72.53</text:p>
          </table:table-cell>
          <table:table-cell office:value-type="float" office:value="36.1" calcext:value-type="float">
            <text:p>36.1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8511" calcext:value-type="float">
            <text:p>0.8511</text:p>
          </table:table-cell>
          <table:table-cell office:value-type="float" office:value="0.0891" calcext:value-type="float">
            <text:p>0.0891</text:p>
          </table:table-cell>
          <table:table-cell office:value-type="float" office:value="94.8224" calcext:value-type="float">
            <text:p>94.8224</text:p>
          </table:table-cell>
          <table:table-cell office:value-type="float" office:value="3.0104" calcext:value-type="float">
            <text:p>3.0104</text:p>
          </table:table-cell>
          <table:table-cell office:value-type="float" office:value="1560" calcext:value-type="float">
            <text:p>1560</text:p>
          </table:table-cell>
          <table:table-cell office:value-type="float" office:value="1336" calcext:value-type="float">
            <text:p>1336</text:p>
          </table:table-cell>
          <table:table-cell office:value-type="float" office:value="111.41" calcext:value-type="float">
            <text:p>111.41</text:p>
          </table:table-cell>
          <table:table-cell office:value-type="float" office:value="33.79" calcext:value-type="float">
            <text:p>33.79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668" calcext:value-type="float">
            <text:p>1.5668</text:p>
          </table:table-cell>
          <table:table-cell office:value-type="float" office:value="0.1928" calcext:value-type="float">
            <text:p>0.1928</text:p>
          </table:table-cell>
          <table:table-cell office:value-type="float" office:value="151.4032" calcext:value-type="float">
            <text:p>151.4032</text:p>
          </table:table-cell>
          <table:table-cell office:value-type="float" office:value="12.9075" calcext:value-type="float">
            <text:p>12.9075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96.63" calcext:value-type="float">
            <text:p>96.63</text:p>
          </table:table-cell>
          <table:table-cell office:value-type="float" office:value="66.95" calcext:value-type="float">
            <text:p>66.95</text:p>
          </table:table-cell>
          <table:table-cell office:value-type="float" office:value="0.0262" calcext:value-type="float">
            <text:p>0.02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6032" calcext:value-type="float">
            <text:p>1.6032</text:p>
          </table:table-cell>
          <table:table-cell office:value-type="float" office:value="0.1567" calcext:value-type="float">
            <text:p>0.1567</text:p>
          </table:table-cell>
          <table:table-cell office:value-type="float" office:value="172.5552" calcext:value-type="float">
            <text:p>172.5552</text:p>
          </table:table-cell>
          <table:table-cell office:value-type="float" office:value="9.5092" calcext:value-type="float">
            <text:p>9.5092</text:p>
          </table:table-cell>
          <table:table-cell table:number-columns-repeated="2" office:value-type="float" office:value="690" calcext:value-type="float">
            <text:p>690</text:p>
          </table:table-cell>
          <table:table-cell office:value-type="float" office:value="107.63" calcext:value-type="float">
            <text:p>107.63</text:p>
          </table:table-cell>
          <table:table-cell office:value-type="float" office:value="60.68" calcext:value-type="float">
            <text:p>60.68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0715" calcext:value-type="float">
            <text:p>1.0715</text:p>
          </table:table-cell>
          <table:table-cell office:value-type="float" office:value="0.0891" calcext:value-type="float">
            <text:p>0.0891</text:p>
          </table:table-cell>
          <table:table-cell office:value-type="float" office:value="127.9271" calcext:value-type="float">
            <text:p>127.9271</text:p>
          </table:table-cell>
          <table:table-cell office:value-type="float" office:value="3.6994" calcext:value-type="float">
            <text:p>3.6994</text:p>
          </table:table-cell>
          <table:table-cell office:value-type="float" office:value="982" calcext:value-type="float">
            <text:p>982</text:p>
          </table:table-cell>
          <table:table-cell office:value-type="float" office:value="968" calcext:value-type="float">
            <text:p>968</text:p>
          </table:table-cell>
          <table:table-cell office:value-type="float" office:value="119.39" calcext:value-type="float">
            <text:p>119.39</text:p>
          </table:table-cell>
          <table:table-cell office:value-type="float" office:value="41.52" calcext:value-type="float">
            <text:p>41.52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8913" calcext:value-type="float">
            <text:p>0.8913</text:p>
          </table:table-cell>
          <table:table-cell office:value-type="float" office:value="0.1349" calcext:value-type="float">
            <text:p>0.1349</text:p>
          </table:table-cell>
          <table:table-cell office:value-type="float" office:value="102.6627" calcext:value-type="float">
            <text:p>102.6627</text:p>
          </table:table-cell>
          <table:table-cell office:value-type="float" office:value="19.6318" calcext:value-type="float">
            <text:p>19.6318</text:p>
          </table:table-cell>
          <table:table-cell table:number-columns-repeated="2" office:value-type="float" office:value="1742" calcext:value-type="float">
            <text:p>1742</text:p>
          </table:table-cell>
          <table:table-cell office:value-type="float" office:value="115.18" calcext:value-type="float">
            <text:p>115.18</text:p>
          </table:table-cell>
          <table:table-cell office:value-type="float" office:value="145.53" calcext:value-type="float">
            <text:p>145.53</text:p>
          </table:table-cell>
          <table:table-cell office:value-type="float" office:value="0.0113" calcext:value-type="float">
            <text:p>0.01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2445" calcext:value-type="float">
            <text:p>1.2445</text:p>
          </table:table-cell>
          <table:table-cell office:value-type="float" office:value="0.1679" calcext:value-type="float">
            <text:p>0.1679</text:p>
          </table:table-cell>
          <table:table-cell office:value-type="float" office:value="131.6066" calcext:value-type="float">
            <text:p>131.6066</text:p>
          </table:table-cell>
          <table:table-cell office:value-type="float" office:value="12.5284" calcext:value-type="float">
            <text:p>12.5284</text:p>
          </table:table-cell>
          <table:table-cell table:number-columns-repeated="2" office:value-type="float" office:value="501" calcext:value-type="float">
            <text:p>501</text:p>
          </table:table-cell>
          <table:table-cell office:value-type="float" office:value="105.75" calcext:value-type="float">
            <text:p>105.75</text:p>
          </table:table-cell>
          <table:table-cell office:value-type="float" office:value="74.62" calcext:value-type="float">
            <text:p>74.6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.6218" calcext:value-type="float">
            <text:p>1.6218</text:p>
          </table:table-cell>
          <table:table-cell office:value-type="float" office:value="0.309" calcext:value-type="float">
            <text:p>0.309</text:p>
          </table:table-cell>
          <table:table-cell office:value-type="float" office:value="111.0673" calcext:value-type="float">
            <text:p>111.0673</text:p>
          </table:table-cell>
          <table:table-cell office:value-type="float" office:value="7.3199" calcext:value-type="float">
            <text:p>7.3199</text:p>
          </table:table-cell>
          <table:table-cell table:number-columns-repeated="2" office:value-type="float" office:value="1063" calcext:value-type="float">
            <text:p>1063</text:p>
          </table:table-cell>
          <table:table-cell office:value-type="float" office:value="68.48" calcext:value-type="float">
            <text:p>68.48</text:p>
          </table:table-cell>
          <table:table-cell office:value-type="float" office:value="23.69" calcext:value-type="float">
            <text:p>23.69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1303" calcext:value-type="float">
            <text:p>0.1303</text:p>
          </table:table-cell>
          <table:table-cell office:value-type="float" office:value="95.169" calcext:value-type="float">
            <text:p>95.169</text:p>
          </table:table-cell>
          <table:table-cell office:value-type="float" office:value="7.9161" calcext:value-type="float">
            <text:p>7.9161</text:p>
          </table:table-cell>
          <table:table-cell table:number-columns-repeated="2" office:value-type="float" office:value="903" calcext:value-type="float">
            <text:p>903</text:p>
          </table:table-cell>
          <table:table-cell office:value-type="float" office:value="129.87" calcext:value-type="float">
            <text:p>129.87</text:p>
          </table:table-cell>
          <table:table-cell office:value-type="float" office:value="60.75" calcext:value-type="float">
            <text:p>60.75</text:p>
          </table:table-cell>
          <table:table-cell office:value-type="float" office:value="0.0088" calcext:value-type="float">
            <text:p>0.00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7586" calcext:value-type="float">
            <text:p>0.7586</text:p>
          </table:table-cell>
          <table:table-cell office:value-type="float" office:value="0.1445" calcext:value-type="float">
            <text:p>0.1445</text:p>
          </table:table-cell>
          <table:table-cell office:value-type="float" office:value="71.3498" calcext:value-type="float">
            <text:p>71.3498</text:p>
          </table:table-cell>
          <table:table-cell office:value-type="float" office:value="7.1496" calcext:value-type="float">
            <text:p>7.1496</text:p>
          </table:table-cell>
          <table:table-cell office:value-type="float" office:value="1924" calcext:value-type="float">
            <text:p>1924</text:p>
          </table:table-cell>
          <table:table-cell office:value-type="float" office:value="1960" calcext:value-type="float">
            <text:p>1960</text:p>
          </table:table-cell>
          <table:table-cell office:value-type="float" office:value="94.05" calcext:value-type="float">
            <text:p>94.05</text:p>
          </table:table-cell>
          <table:table-cell office:value-type="float" office:value="49.48" calcext:value-type="float">
            <text:p>49.48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9512" calcext:value-type="float">
            <text:p>2.9512</text:p>
          </table:table-cell>
          <table:table-cell office:value-type="float" office:value="0.309" calcext:value-type="float">
            <text:p>0.309</text:p>
          </table:table-cell>
          <table:table-cell office:value-type="float" office:value="185.4891" calcext:value-type="float">
            <text:p>185.4891</text:p>
          </table:table-cell>
          <table:table-cell office:value-type="float" office:value="29.4921" calcext:value-type="float">
            <text:p>29.4921</text:p>
          </table:table-cell>
          <table:table-cell table:number-columns-repeated="2" office:value-type="float" office:value="1789" calcext:value-type="float">
            <text:p>1789</text:p>
          </table:table-cell>
          <table:table-cell office:value-type="float" office:value="62.85" calcext:value-type="float">
            <text:p>62.85</text:p>
          </table:table-cell>
          <table:table-cell office:value-type="float" office:value="95.44" calcext:value-type="float">
            <text:p>95.44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.5119" calcext:value-type="float">
            <text:p>2.5119</text:p>
          </table:table-cell>
          <table:table-cell office:value-type="float" office:value="0.3311" calcext:value-type="float">
            <text:p>0.3311</text:p>
          </table:table-cell>
          <table:table-cell office:value-type="float" office:value="244.7897" calcext:value-type="float">
            <text:p>244.7897</text:p>
          </table:table-cell>
          <table:table-cell office:value-type="float" office:value="24.0746" calcext:value-type="float">
            <text:p>24.0746</text:p>
          </table:table-cell>
          <table:table-cell table:number-columns-repeated="2" office:value-type="float" office:value="1206" calcext:value-type="float">
            <text:p>1206</text:p>
          </table:table-cell>
          <table:table-cell office:value-type="float" office:value="97.45" calcext:value-type="float">
            <text:p>97.45</text:p>
          </table:table-cell>
          <table:table-cell office:value-type="float" office:value="72.71" calcext:value-type="float">
            <text:p>72.7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3631" calcext:value-type="float">
            <text:p>0.3631</text:p>
          </table:table-cell>
          <table:table-cell office:value-type="float" office:value="0.055" calcext:value-type="float">
            <text:p>0.055</text:p>
          </table:table-cell>
          <table:table-cell office:value-type="float" office:value="43.0527" calcext:value-type="float">
            <text:p>43.0527</text:p>
          </table:table-cell>
          <table:table-cell office:value-type="float" office:value="6.8059" calcext:value-type="float">
            <text:p>6.8059</text:p>
          </table:table-cell>
          <table:table-cell table:number-columns-repeated="2" office:value-type="float" office:value="1262" calcext:value-type="float">
            <text:p>1262</text:p>
          </table:table-cell>
          <table:table-cell office:value-type="float" office:value="118.57" calcext:value-type="float">
            <text:p>118.57</text:p>
          </table:table-cell>
          <table:table-cell office:value-type="float" office:value="123.74" calcext:value-type="float">
            <text:p>123.74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.1092" calcext:value-type="float">
            <text:p>1.1092</text:p>
          </table:table-cell>
          <table:table-cell office:value-type="float" office:value="0.1567" calcext:value-type="float">
            <text:p>0.1567</text:p>
          </table:table-cell>
          <table:table-cell office:value-type="float" office:value="222.2816" calcext:value-type="float">
            <text:p>222.2816</text:p>
          </table:table-cell>
          <table:table-cell office:value-type="float" office:value="13.4595" calcext:value-type="float">
            <text:p>13.4595</text:p>
          </table:table-cell>
          <table:table-cell table:number-columns-repeated="2" office:value-type="float" office:value="1240" calcext:value-type="float">
            <text:p>1240</text:p>
          </table:table-cell>
          <table:table-cell office:value-type="float" office:value="200.4" calcext:value-type="float">
            <text:p>200.4</text:p>
          </table:table-cell>
          <table:table-cell office:value-type="float" office:value="85.89" calcext:value-type="float">
            <text:p>85.89</text:p>
          </table:table-cell>
          <table:table-cell office:value-type="float" office:value="0.0109" calcext:value-type="float">
            <text:p>0.01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.135" calcext:value-type="float">
            <text:p>1.135</text:p>
          </table:table-cell>
          <table:table-cell office:value-type="float" office:value="0.2113" calcext:value-type="float">
            <text:p>0.2113</text:p>
          </table:table-cell>
          <table:table-cell office:value-type="float" office:value="88.734" calcext:value-type="float">
            <text:p>88.734</text:p>
          </table:table-cell>
          <table:table-cell office:value-type="float" office:value="6.4265" calcext:value-type="float">
            <text:p>6.4265</text:p>
          </table:table-cell>
          <table:table-cell table:number-columns-repeated="2" office:value-type="float" office:value="907" calcext:value-type="float">
            <text:p>907</text:p>
          </table:table-cell>
          <table:table-cell office:value-type="float" office:value="78.18" calcext:value-type="float">
            <text:p>78.18</text:p>
          </table:table-cell>
          <table:table-cell office:value-type="float" office:value="30.41" calcext:value-type="float">
            <text:p>30.41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.188" calcext:value-type="float">
            <text:p>5.188</text:p>
          </table:table-cell>
          <table:table-cell office:value-type="float" office:value="0.2317" calcext:value-type="float">
            <text:p>0.2317</text:p>
          </table:table-cell>
          <table:table-cell office:value-type="float" office:value="230.6735" calcext:value-type="float">
            <text:p>230.6735</text:p>
          </table:table-cell>
          <table:table-cell office:value-type="float" office:value="6.75" calcext:value-type="float">
            <text:p>6.75</text:p>
          </table:table-cell>
          <table:table-cell table:number-columns-repeated="2" office:value-type="float" office:value="914" calcext:value-type="float">
            <text:p>914</text:p>
          </table:table-cell>
          <table:table-cell office:value-type="float" office:value="44.46" calcext:value-type="float">
            <text:p>44.46</text:p>
          </table:table-cell>
          <table:table-cell office:value-type="float" office:value="29.13" calcext:value-type="float">
            <text:p>29.13</text:p>
          </table:table-cell>
          <table:table-cell office:value-type="float" office:value="0.0074" calcext:value-type="float">
            <text:p>0.00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.7315" calcext:value-type="float">
            <text:p>4.7315</text:p>
          </table:table-cell>
          <table:table-cell office:value-type="float" office:value="0.5309" calcext:value-type="float">
            <text:p>0.5309</text:p>
          </table:table-cell>
          <table:table-cell office:value-type="float" office:value="271.6077" calcext:value-type="float">
            <text:p>271.6077</text:p>
          </table:table-cell>
          <table:table-cell office:value-type="float" office:value="30.5325" calcext:value-type="float">
            <text:p>30.5325</text:p>
          </table:table-cell>
          <table:table-cell office:value-type="float" office:value="2090" calcext:value-type="float">
            <text:p>2090</text:p>
          </table:table-cell>
          <table:table-cell office:value-type="float" office:value="2052" calcext:value-type="float">
            <text:p>2052</text:p>
          </table:table-cell>
          <table:table-cell office:value-type="float" office:value="57.4" calcext:value-type="float">
            <text:p>57.4</text:p>
          </table:table-cell>
          <table:table-cell office:value-type="float" office:value="57.51" calcext:value-type="float">
            <text:p>57.51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061" calcext:value-type="float">
            <text:p>0.061</text:p>
          </table:table-cell>
          <table:table-cell office:value-type="float" office:value="62.4072" calcext:value-type="float">
            <text:p>62.4072</text:p>
          </table:table-cell>
          <table:table-cell office:value-type="float" office:value="5.0872" calcext:value-type="float">
            <text:p>5.0872</text:p>
          </table:table-cell>
          <table:table-cell office:value-type="float" office:value="1170" calcext:value-type="float">
            <text:p>1170</text:p>
          </table:table-cell>
          <table:table-cell office:value-type="float" office:value="1099" calcext:value-type="float">
            <text:p>1099</text:p>
          </table:table-cell>
          <table:table-cell office:value-type="float" office:value="114.87" calcext:value-type="float">
            <text:p>114.87</text:p>
          </table:table-cell>
          <table:table-cell office:value-type="float" office:value="83.4" calcext:value-type="float">
            <text:p>83.4</text:p>
          </table:table-cell>
          <table:table-cell office:value-type="float" office:value="0.0046" calcext:value-type="float">
            <text:p>0.00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.3802" calcext:value-type="float">
            <text:p>0.3802</text:p>
          </table:table-cell>
          <table:table-cell office:value-type="float" office:value="0.0525" calcext:value-type="float">
            <text:p>0.0525</text:p>
          </table:table-cell>
          <table:table-cell office:value-type="float" office:value="14.3976" calcext:value-type="float">
            <text:p>14.3976</text:p>
          </table:table-cell>
          <table:table-cell office:value-type="float" office:value="0.3238" calcext:value-type="float">
            <text:p>0.3238</text:p>
          </table:table-cell>
          <table:table-cell office:value-type="float" office:value="1103" calcext:value-type="float">
            <text:p>1103</text:p>
          </table:table-cell>
          <table:table-cell office:value-type="float" office:value="331" calcext:value-type="float">
            <text:p>331</text:p>
          </table:table-cell>
          <table:table-cell office:value-type="float" office:value="37.87" calcext:value-type="float">
            <text:p>37.87</text:p>
          </table:table-cell>
          <table:table-cell office:value-type="float" office:value="6.17" calcext:value-type="float">
            <text:p>6.1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8.7144" calcext:value-type="float">
            <text:p>8.7144</text:p>
          </table:table-cell>
          <table:table-cell office:value-type="float" office:value="0.3045" calcext:value-type="float">
            <text:p>0.3045</text:p>
          </table:table-cell>
          <table:table-cell office:value-type="float" office:value="3112" calcext:value-type="float">
            <text:p>3112</text:p>
          </table:table-cell>
          <table:table-cell office:value-type="float" office:value="440" calcext:value-type="float">
            <text:p>440</text:p>
          </table:table-cell>
          <table:table-cell office:value-type="float" office:value="43572" calcext:value-type="float">
            <text:p>43572</text:p>
          </table:table-cell>
          <table:table-cell office:value-type="string" calcext:value-type="string">
            <text:p>inf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069" calcext:value-type="float">
            <text:p>0.0069</text:p>
          </table:table-cell>
          <table:table-cell office:value-type="float" office:value="16.245" calcext:value-type="float">
            <text:p>16.245</text:p>
          </table:table-cell>
          <table:table-cell office:value-type="float" office:value="2.825" calcext:value-type="float">
            <text:p>2.825</text:p>
          </table:table-cell>
          <table:table-cell office:value-type="float" office:value="1466" calcext:value-type="float">
            <text:p>1466</text:p>
          </table:table-cell>
          <table:table-cell office:value-type="float" office:value="1138" calcext:value-type="float">
            <text:p>1138</text:p>
          </table:table-cell>
          <table:table-cell office:value-type="float" office:value="324.25" calcext:value-type="float">
            <text:p>324.25</text:p>
          </table:table-cell>
          <table:table-cell office:value-type="float" office:value="409.42" calcext:value-type="float">
            <text:p>409.42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023" calcext:value-type="float">
            <text:p>0.0023</text:p>
          </table:table-cell>
          <table:table-cell office:value-type="float" office:value="1.5288" calcext:value-type="float">
            <text:p>1.5288</text:p>
          </table:table-cell>
          <table:table-cell office:value-type="float" office:value="0.5551" calcext:value-type="float">
            <text:p>0.5551</text:p>
          </table:table-cell>
          <table:table-cell office:value-type="float" office:value="339" calcext:value-type="float">
            <text:p>339</text:p>
          </table:table-cell>
          <table:table-cell office:value-type="float" office:value="385" calcext:value-type="float">
            <text:p>385</text:p>
          </table:table-cell>
          <table:table-cell office:value-type="float" office:value="42.58" calcext:value-type="float">
            <text:p>42.58</text:p>
          </table:table-cell>
          <table:table-cell office:value-type="float" office:value="241.35" calcext:value-type="float">
            <text:p>241.35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.0603" calcext:value-type="float">
            <text:p>0.0603</text:p>
          </table:table-cell>
          <table:table-cell office:value-type="float" office:value="0.0083" calcext:value-type="float">
            <text:p>0.0083</text:p>
          </table:table-cell>
          <table:table-cell office:value-type="float" office:value="5.2997" calcext:value-type="float">
            <text:p>5.2997</text:p>
          </table:table-cell>
          <table:table-cell office:value-type="float" office:value="0.1251" calcext:value-type="float">
            <text:p>0.1251</text:p>
          </table:table-cell>
          <table:table-cell office:value-type="float" office:value="945" calcext:value-type="float">
            <text:p>945</text:p>
          </table:table-cell>
          <table:table-cell office:value-type="float" office:value="189" calcext:value-type="float">
            <text:p>189</text:p>
          </table:table-cell>
          <table:table-cell office:value-type="float" office:value="87.89" calcext:value-type="float">
            <text:p>87.89</text:p>
          </table:table-cell>
          <table:table-cell office:value-type="float" office:value="15.07" calcext:value-type="float">
            <text:p>15.07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038" calcext:value-type="float">
            <text:p>0.0038</text:p>
          </table:table-cell>
          <table:table-cell office:value-type="float" office:value="9.3953" calcext:value-type="float">
            <text:p>9.3953</text:p>
          </table:table-cell>
          <table:table-cell office:value-type="float" office:value="0" calcext:value-type="float">
            <text:p>0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238.46" calcext:value-type="float">
            <text:p>238.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4.5434" calcext:value-type="float">
            <text:p>4.5434</text:p>
          </table:table-cell>
          <table:table-cell office:value-type="float" office:value="0.9396" calcext:value-type="float">
            <text:p>0.939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22717" calcext:value-type="float">
            <text:p>22717</text:p>
          </table:table-cell>
          <table:table-cell office:value-type="string" calcext:value-type="string">
            <text:p>inf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5.6234" calcext:value-type="float">
            <text:p>5.6234</text:p>
          </table:table-cell>
          <table:table-cell office:value-type="float" office:value="0.389" calcext:value-type="float">
            <text:p>0.389</text:p>
          </table:table-cell>
          <table:table-cell office:value-type="float" office:value="707.8914" calcext:value-type="float">
            <text:p>707.8914</text:p>
          </table:table-cell>
          <table:table-cell office:value-type="float" office:value="21.924" calcext:value-type="float">
            <text:p>21.924</text:p>
          </table:table-cell>
          <table:table-cell table:number-columns-repeated="2" office:value-type="float" office:value="1258" calcext:value-type="float">
            <text:p>1258</text:p>
          </table:table-cell>
          <table:table-cell office:value-type="float" office:value="125.88" calcext:value-type="float">
            <text:p>125.88</text:p>
          </table:table-cell>
          <table:table-cell office:value-type="float" office:value="56.36" calcext:value-type="float">
            <text:p>56.36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3.8019" calcext:value-type="float">
            <text:p>3.8019</text:p>
          </table:table-cell>
          <table:table-cell office:value-type="float" office:value="0.2291" calcext:value-type="float">
            <text:p>0.2291</text:p>
          </table:table-cell>
          <table:table-cell office:value-type="float" office:value="346.6879" calcext:value-type="float">
            <text:p>346.6879</text:p>
          </table:table-cell>
          <table:table-cell office:value-type="float" office:value="12.8238" calcext:value-type="float">
            <text:p>12.8238</text:p>
          </table:table-cell>
          <table:table-cell table:number-columns-repeated="2" office:value-type="float" office:value="606" calcext:value-type="float">
            <text:p>606</text:p>
          </table:table-cell>
          <table:table-cell office:value-type="float" office:value="91.19" calcext:value-type="float">
            <text:p>91.19</text:p>
          </table:table-cell>
          <table:table-cell office:value-type="float" office:value="55.97" calcext:value-type="float">
            <text:p>55.97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1.9724" calcext:value-type="float">
            <text:p>1.9724</text:p>
          </table:table-cell>
          <table:table-cell office:value-type="float" office:value="0.1531" calcext:value-type="float">
            <text:p>0.1531</text:p>
          </table:table-cell>
          <table:table-cell office:value-type="float" office:value="189.5495" calcext:value-type="float">
            <text:p>189.5495</text:p>
          </table:table-cell>
          <table:table-cell office:value-type="float" office:value="8.141" calcext:value-type="float">
            <text:p>8.141</text:p>
          </table:table-cell>
          <table:table-cell table:number-columns-repeated="2" office:value-type="float" office:value="366" calcext:value-type="float">
            <text:p>366</text:p>
          </table:table-cell>
          <table:table-cell office:value-type="float" office:value="96.1" calcext:value-type="float">
            <text:p>96.1</text:p>
          </table:table-cell>
          <table:table-cell office:value-type="float" office:value="53.17" calcext:value-type="float">
            <text:p>53.17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.5119" calcext:value-type="float">
            <text:p>2.5119</text:p>
          </table:table-cell>
          <table:table-cell office:value-type="float" office:value="0.1585" calcext:value-type="float">
            <text:p>0.1585</text:p>
          </table:table-cell>
          <table:table-cell office:value-type="float" office:value="357.4501" calcext:value-type="float">
            <text:p>357.4501</text:p>
          </table:table-cell>
          <table:table-cell office:value-type="float" office:value="9.0711" calcext:value-type="float">
            <text:p>9.0711</text:p>
          </table:table-cell>
          <table:table-cell table:number-columns-repeated="2" office:value-type="float" office:value="830" calcext:value-type="float">
            <text:p>830</text:p>
          </table:table-cell>
          <table:table-cell office:value-type="float" office:value="142.3" calcext:value-type="float">
            <text:p>142.3</text:p>
          </table:table-cell>
          <table:table-cell office:value-type="float" office:value="57.23" calcext:value-type="float">
            <text:p>57.23</text:p>
          </table:table-cell>
          <table:table-cell office:value-type="float" office:value="0.0109" calcext:value-type="float">
            <text:p>0.01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.7861" calcext:value-type="float">
            <text:p>2.7861</text:p>
          </table:table-cell>
          <table:table-cell office:value-type="float" office:value="0.3126" calcext:value-type="float">
            <text:p>0.3126</text:p>
          </table:table-cell>
          <table:table-cell office:value-type="float" office:value="194.3873" calcext:value-type="float">
            <text:p>194.3873</text:p>
          </table:table-cell>
          <table:table-cell office:value-type="float" office:value="9.0601" calcext:value-type="float">
            <text:p>9.0601</text:p>
          </table:table-cell>
          <table:table-cell office:value-type="float" office:value="2511" calcext:value-type="float">
            <text:p>2511</text:p>
          </table:table-cell>
          <table:table-cell office:value-type="float" office:value="2449" calcext:value-type="float">
            <text:p>2449</text:p>
          </table:table-cell>
          <table:table-cell office:value-type="float" office:value="69.77" calcext:value-type="float">
            <text:p>69.77</text:p>
          </table:table-cell>
          <table:table-cell office:value-type="float" office:value="28.98" calcext:value-type="float">
            <text:p>28.98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.1885" calcext:value-type="float">
            <text:p>1.1885</text:p>
          </table:table-cell>
          <table:table-cell office:value-type="float" office:value="0.1059" calcext:value-type="float">
            <text:p>0.1059</text:p>
          </table:table-cell>
          <table:table-cell office:value-type="float" office:value="195.4542" calcext:value-type="float">
            <text:p>195.4542</text:p>
          </table:table-cell>
          <table:table-cell office:value-type="float" office:value="11.3342" calcext:value-type="float">
            <text:p>11.3342</text:p>
          </table:table-cell>
          <table:table-cell office:value-type="float" office:value="1716" calcext:value-type="float">
            <text:p>1716</text:p>
          </table:table-cell>
          <table:table-cell office:value-type="float" office:value="1685" calcext:value-type="float">
            <text:p>1685</text:p>
          </table:table-cell>
          <table:table-cell office:value-type="float" office:value="164.45" calcext:value-type="float">
            <text:p>164.45</text:p>
          </table:table-cell>
          <table:table-cell office:value-type="float" office:value="107.03" calcext:value-type="float">
            <text:p>107.03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.2387" calcext:value-type="float">
            <text:p>2.2387</text:p>
          </table:table-cell>
          <table:table-cell office:value-type="float" office:value="0.1479" calcext:value-type="float">
            <text:p>0.1479</text:p>
          </table:table-cell>
          <table:table-cell office:value-type="float" office:value="259.8516" calcext:value-type="float">
            <text:p>259.8516</text:p>
          </table:table-cell>
          <table:table-cell office:value-type="float" office:value="18.8635" calcext:value-type="float">
            <text:p>18.8635</text:p>
          </table:table-cell>
          <table:table-cell table:number-columns-repeated="2" office:value-type="float" office:value="1316" calcext:value-type="float">
            <text:p>1316</text:p>
          </table:table-cell>
          <table:table-cell office:value-type="float" office:value="116.07" calcext:value-type="float">
            <text:p>116.07</text:p>
          </table:table-cell>
          <table:table-cell office:value-type="float" office:value="127.54" calcext:value-type="float">
            <text:p>127.54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.2589" calcext:value-type="float">
            <text:p>1.2589</text:p>
          </table:table-cell>
          <table:table-cell office:value-type="float" office:value="0.1318" calcext:value-type="float">
            <text:p>0.1318</text:p>
          </table:table-cell>
          <table:table-cell office:value-type="float" office:value="240.3421" calcext:value-type="float">
            <text:p>240.3421</text:p>
          </table:table-cell>
          <table:table-cell office:value-type="float" office:value="20.0607" calcext:value-type="float">
            <text:p>20.0607</text:p>
          </table:table-cell>
          <table:table-cell office:value-type="float" office:value="2747" calcext:value-type="float">
            <text:p>2747</text:p>
          </table:table-cell>
          <table:table-cell office:value-type="float" office:value="2648" calcext:value-type="float">
            <text:p>2648</text:p>
          </table:table-cell>
          <table:table-cell office:value-type="float" office:value="190.91" calcext:value-type="float">
            <text:p>190.91</text:p>
          </table:table-cell>
          <table:table-cell office:value-type="float" office:value="152.21" calcext:value-type="float">
            <text:p>152.21</text:p>
          </table:table-cell>
          <table:table-cell office:value-type="float" office:value="0.0076" calcext:value-type="float">
            <text:p>0.00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.3183" calcext:value-type="float">
            <text:p>1.3183</text:p>
          </table:table-cell>
          <table:table-cell office:value-type="float" office:value="0.1514" calcext:value-type="float">
            <text:p>0.1514</text:p>
          </table:table-cell>
          <table:table-cell office:value-type="float" office:value="130.8445" calcext:value-type="float">
            <text:p>130.8445</text:p>
          </table:table-cell>
          <table:table-cell office:value-type="float" office:value="10.3564" calcext:value-type="float">
            <text:p>10.3564</text:p>
          </table:table-cell>
          <table:table-cell table:number-columns-repeated="2" office:value-type="float" office:value="1740" calcext:value-type="float">
            <text:p>1740</text:p>
          </table:table-cell>
          <table:table-cell office:value-type="float" office:value="99.25" calcext:value-type="float">
            <text:p>99.25</text:p>
          </table:table-cell>
          <table:table-cell office:value-type="float" office:value="68.4" calcext:value-type="float">
            <text:p>68.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0452" calcext:value-type="float">
            <text:p>0.0452</text:p>
          </table:table-cell>
          <table:table-cell office:value-type="float" office:value="66.9074" calcext:value-type="float">
            <text:p>66.9074</text:p>
          </table:table-cell>
          <table:table-cell office:value-type="float" office:value="3.808" calcext:value-type="float">
            <text:p>3.808</text:p>
          </table:table-cell>
          <table:table-cell office:value-type="float" office:value="1611" calcext:value-type="float">
            <text:p>1611</text:p>
          </table:table-cell>
          <table:table-cell office:value-type="float" office:value="1594" calcext:value-type="float">
            <text:p>1594</text:p>
          </table:table-cell>
          <table:table-cell office:value-type="float" office:value="173.97" calcext:value-type="float">
            <text:p>173.97</text:p>
          </table:table-cell>
          <table:table-cell office:value-type="float" office:value="84.25" calcext:value-type="float">
            <text:p>84.25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.2445" calcext:value-type="float">
            <text:p>1.2445</text:p>
          </table:table-cell>
          <table:table-cell office:value-type="float" office:value="0.0841" calcext:value-type="float">
            <text:p>0.0841</text:p>
          </table:table-cell>
          <table:table-cell office:value-type="float" office:value="150.1164" calcext:value-type="float">
            <text:p>150.1164</text:p>
          </table:table-cell>
          <table:table-cell office:value-type="float" office:value="3.0436" calcext:value-type="float">
            <text:p>3.0436</text:p>
          </table:table-cell>
          <table:table-cell table:number-columns-repeated="2" office:value-type="float" office:value="940" calcext:value-type="float">
            <text:p>940</text:p>
          </table:table-cell>
          <table:table-cell office:value-type="float" office:value="120.62" calcext:value-type="float">
            <text:p>120.62</text:p>
          </table:table-cell>
          <table:table-cell office:value-type="float" office:value="36.19" calcext:value-type="float">
            <text:p>36.19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.135" calcext:value-type="float">
            <text:p>1.135</text:p>
          </table:table-cell>
          <table:table-cell office:value-type="float" office:value="0.0804" calcext:value-type="float">
            <text:p>0.0804</text:p>
          </table:table-cell>
          <table:table-cell office:value-type="float" office:value="239.155" calcext:value-type="float">
            <text:p>239.155</text:p>
          </table:table-cell>
          <table:table-cell office:value-type="float" office:value="2.6606" calcext:value-type="float">
            <text:p>2.6606</text:p>
          </table:table-cell>
          <table:table-cell table:number-columns-repeated="2" office:value-type="float" office:value="1093" calcext:value-type="float">
            <text:p>1093</text:p>
          </table:table-cell>
          <table:table-cell office:value-type="float" office:value="210.71" calcext:value-type="float">
            <text:p>210.71</text:p>
          </table:table-cell>
          <table:table-cell office:value-type="float" office:value="33.09" calcext:value-type="float">
            <text:p>33.09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881" calcext:value-type="float">
            <text:p>0.881</text:p>
          </table:table-cell>
          <table:table-cell office:value-type="float" office:value="0.075" calcext:value-type="float">
            <text:p>0.075</text:p>
          </table:table-cell>
          <table:table-cell office:value-type="float" office:value="94.2516" calcext:value-type="float">
            <text:p>94.2516</text:p>
          </table:table-cell>
          <table:table-cell office:value-type="float" office:value="3.109" calcext:value-type="float">
            <text:p>3.109</text:p>
          </table:table-cell>
          <table:table-cell table:number-columns-repeated="2" office:value-type="float" office:value="716" calcext:value-type="float">
            <text:p>716</text:p>
          </table:table-cell>
          <table:table-cell office:value-type="float" office:value="106.98" calcext:value-type="float">
            <text:p>106.98</text:p>
          </table:table-cell>
          <table:table-cell office:value-type="float" office:value="41.45" calcext:value-type="float">
            <text:p>41.45</text:p>
          </table:table-cell>
          <table:table-cell office:value-type="float" office:value="0.0043" calcext:value-type="float">
            <text:p>0.00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8414" calcext:value-type="float">
            <text:p>0.8414</text:p>
          </table:table-cell>
          <table:table-cell office:value-type="float" office:value="0.0543" calcext:value-type="float">
            <text:p>0.0543</text:p>
          </table:table-cell>
          <table:table-cell office:value-type="float" office:value="87.5448" calcext:value-type="float">
            <text:p>87.5448</text:p>
          </table:table-cell>
          <table:table-cell office:value-type="float" office:value="2.3428" calcext:value-type="float">
            <text:p>2.3428</text:p>
          </table:table-cell>
          <table:table-cell table:number-columns-repeated="2" office:value-type="float" office:value="920" calcext:value-type="float">
            <text:p>920</text:p>
          </table:table-cell>
          <table:table-cell office:value-type="float" office:value="104.05" calcext:value-type="float">
            <text:p>104.05</text:p>
          </table:table-cell>
          <table:table-cell office:value-type="float" office:value="43.15" calcext:value-type="float">
            <text:p>43.15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0.6531" calcext:value-type="float">
            <text:p>0.6531</text:p>
          </table:table-cell>
          <table:table-cell office:value-type="float" office:value="0.0422" calcext:value-type="float">
            <text:p>0.0422</text:p>
          </table:table-cell>
          <table:table-cell office:value-type="float" office:value="114.8888" calcext:value-type="float">
            <text:p>114.8888</text:p>
          </table:table-cell>
          <table:table-cell office:value-type="float" office:value="2.2668" calcext:value-type="float">
            <text:p>2.2668</text:p>
          </table:table-cell>
          <table:table-cell office:value-type="float" office:value="1415" calcext:value-type="float">
            <text:p>1415</text:p>
          </table:table-cell>
          <table:table-cell office:value-type="float" office:value="1252" calcext:value-type="float">
            <text:p>1252</text:p>
          </table:table-cell>
          <table:table-cell office:value-type="float" office:value="175.91" calcext:value-type="float">
            <text:p>175.91</text:p>
          </table:table-cell>
          <table:table-cell office:value-type="float" office:value="53.72" calcext:value-type="float">
            <text:p>53.72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1.1749" calcext:value-type="float">
            <text:p>1.1749</text:p>
          </table:table-cell>
          <table:table-cell office:value-type="float" office:value="0.0851" calcext:value-type="float">
            <text:p>0.0851</text:p>
          </table:table-cell>
          <table:table-cell office:value-type="float" office:value="192.4421" calcext:value-type="float">
            <text:p>192.4421</text:p>
          </table:table-cell>
          <table:table-cell office:value-type="float" office:value="10.0183" calcext:value-type="float">
            <text:p>10.0183</text:p>
          </table:table-cell>
          <table:table-cell table:number-columns-repeated="2" office:value-type="float" office:value="2623" calcext:value-type="float">
            <text:p>2623</text:p>
          </table:table-cell>
          <table:table-cell office:value-type="float" office:value="163.79" calcext:value-type="float">
            <text:p>163.79</text:p>
          </table:table-cell>
          <table:table-cell office:value-type="float" office:value="117.72" calcext:value-type="float">
            <text:p>117.72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1.1749" calcext:value-type="float">
            <text:p>1.1749</text:p>
          </table:table-cell>
          <table:table-cell office:value-type="float" office:value="0.195" calcext:value-type="float">
            <text:p>0.195</text:p>
          </table:table-cell>
          <table:table-cell office:value-type="float" office:value="214.8696" calcext:value-type="float">
            <text:p>214.8696</text:p>
          </table:table-cell>
          <table:table-cell office:value-type="float" office:value="14.1212" calcext:value-type="float">
            <text:p>14.1212</text:p>
          </table:table-cell>
          <table:table-cell table:number-columns-repeated="2" office:value-type="float" office:value="1281" calcext:value-type="float">
            <text:p>1281</text:p>
          </table:table-cell>
          <table:table-cell office:value-type="float" office:value="182.88" calcext:value-type="float">
            <text:p>182.88</text:p>
          </table:table-cell>
          <table:table-cell office:value-type="float" office:value="72.42" calcext:value-type="float">
            <text:p>72.4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2.3988" calcext:value-type="float">
            <text:p>2.3988</text:p>
          </table:table-cell>
          <table:table-cell office:value-type="float" office:value="0.1202" calcext:value-type="float">
            <text:p>0.1202</text:p>
          </table:table-cell>
          <table:table-cell office:value-type="float" office:value="174.0011" calcext:value-type="float">
            <text:p>174.0011</text:p>
          </table:table-cell>
          <table:table-cell office:value-type="float" office:value="6.2188" calcext:value-type="float">
            <text:p>6.2188</text:p>
          </table:table-cell>
          <table:table-cell office:value-type="float" office:value="1760" calcext:value-type="float">
            <text:p>1760</text:p>
          </table:table-cell>
          <table:table-cell office:value-type="float" office:value="1593" calcext:value-type="float">
            <text:p>1593</text:p>
          </table:table-cell>
          <table:table-cell office:value-type="float" office:value="72.54" calcext:value-type="float">
            <text:p>72.54</text:p>
          </table:table-cell>
          <table:table-cell office:value-type="float" office:value="51.74" calcext:value-type="float">
            <text:p>51.74</text:p>
          </table:table-cell>
          <table:table-cell office:value-type="float" office:value="0.0039" calcext:value-type="float">
            <text:p>0.00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0.881" calcext:value-type="float">
            <text:p>0.881</text:p>
          </table:table-cell>
          <table:table-cell office:value-type="float" office:value="0.0785" calcext:value-type="float">
            <text:p>0.0785</text:p>
          </table:table-cell>
          <table:table-cell office:value-type="float" office:value="70.0204" calcext:value-type="float">
            <text:p>70.0204</text:p>
          </table:table-cell>
          <table:table-cell office:value-type="float" office:value="2.8819" calcext:value-type="float">
            <text:p>2.8819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79.48" calcext:value-type="float">
            <text:p>79.48</text:p>
          </table:table-cell>
          <table:table-cell office:value-type="float" office:value="36.71" calcext:value-type="float">
            <text:p>36.71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.5188" calcext:value-type="float">
            <text:p>0.5188</text:p>
          </table:table-cell>
          <table:table-cell office:value-type="float" office:value="0.0638" calcext:value-type="float">
            <text:p>0.0638</text:p>
          </table:table-cell>
          <table:table-cell office:value-type="float" office:value="94.7574" calcext:value-type="float">
            <text:p>94.7574</text:p>
          </table:table-cell>
          <table:table-cell office:value-type="float" office:value="5.9464" calcext:value-type="float">
            <text:p>5.9464</text:p>
          </table:table-cell>
          <table:table-cell table:number-columns-repeated="2" office:value-type="float" office:value="413" calcext:value-type="float">
            <text:p>413</text:p>
          </table:table-cell>
          <table:table-cell office:value-type="float" office:value="182.65" calcext:value-type="float">
            <text:p>182.65</text:p>
          </table:table-cell>
          <table:table-cell office:value-type="float" office:value="93.2" calcext:value-type="float">
            <text:p>93.2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.122" calcext:value-type="float">
            <text:p>1.122</text:p>
          </table:table-cell>
          <table:table-cell office:value-type="float" office:value="0.1479" calcext:value-type="float">
            <text:p>0.1479</text:p>
          </table:table-cell>
          <table:table-cell office:value-type="float" office:value="170.5715" calcext:value-type="float">
            <text:p>170.5715</text:p>
          </table:table-cell>
          <table:table-cell office:value-type="float" office:value="6.0838" calcext:value-type="float">
            <text:p>6.0838</text:p>
          </table:table-cell>
          <table:table-cell table:number-columns-repeated="2" office:value-type="float" office:value="513" calcext:value-type="float">
            <text:p>513</text:p>
          </table:table-cell>
          <table:table-cell office:value-type="float" office:value="152.02" calcext:value-type="float">
            <text:p>152.02</text:p>
          </table:table-cell>
          <table:table-cell office:value-type="float" office:value="41.13" calcext:value-type="float">
            <text:p>41.13</text:p>
          </table:table-cell>
          <table:table-cell office:value-type="float" office:value="0.0119" calcext:value-type="float">
            <text:p>0.01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1.0715" calcext:value-type="float">
            <text:p>1.0715</text:p>
          </table:table-cell>
          <table:table-cell office:value-type="float" office:value="0.0977" calcext:value-type="float">
            <text:p>0.0977</text:p>
          </table:table-cell>
          <table:table-cell office:value-type="float" office:value="116.2845" calcext:value-type="float">
            <text:p>116.2845</text:p>
          </table:table-cell>
          <table:table-cell office:value-type="float" office:value="4.6395" calcext:value-type="float">
            <text:p>4.6395</text:p>
          </table:table-cell>
          <table:table-cell office:value-type="float" office:value="991" calcext:value-type="float">
            <text:p>991</text:p>
          </table:table-cell>
          <table:table-cell office:value-type="float" office:value="950" calcext:value-type="float">
            <text:p>950</text:p>
          </table:table-cell>
          <table:table-cell office:value-type="float" office:value="108.52" calcext:value-type="float">
            <text:p>108.52</text:p>
          </table:table-cell>
          <table:table-cell office:value-type="float" office:value="47.49" calcext:value-type="float">
            <text:p>47.49</text:p>
          </table:table-cell>
          <table:table-cell office:value-type="float" office:value="0.0049" calcext:value-type="float">
            <text:p>0.00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0.6607" calcext:value-type="float">
            <text:p>0.6607</text:p>
          </table:table-cell>
          <table:table-cell office:value-type="float" office:value="0.038" calcext:value-type="float">
            <text:p>0.038</text:p>
          </table:table-cell>
          <table:table-cell office:value-type="float" office:value="51.1872" calcext:value-type="float">
            <text:p>51.1872</text:p>
          </table:table-cell>
          <table:table-cell office:value-type="float" office:value="1.0812" calcext:value-type="float">
            <text:p>1.0812</text:p>
          </table:table-cell>
          <table:table-cell office:value-type="float" office:value="405" calcext:value-type="float">
            <text:p>405</text:p>
          </table:table-cell>
          <table:table-cell office:value-type="float" office:value="380" calcext:value-type="float">
            <text:p>380</text:p>
          </table:table-cell>
          <table:table-cell office:value-type="float" office:value="77.47" calcext:value-type="float">
            <text:p>77.47</text:p>
          </table:table-cell>
          <table:table-cell office:value-type="float" office:value="28.45" calcext:value-type="float">
            <text:p>28.45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2.3442" calcext:value-type="float">
            <text:p>2.3442</text:p>
          </table:table-cell>
          <table:table-cell office:value-type="float" office:value="0.3388" calcext:value-type="float">
            <text:p>0.3388</text:p>
          </table:table-cell>
          <table:table-cell office:value-type="float" office:value="293.2554" calcext:value-type="float">
            <text:p>293.2554</text:p>
          </table:table-cell>
          <table:table-cell office:value-type="float" office:value="22.2097" calcext:value-type="float">
            <text:p>22.2097</text:p>
          </table:table-cell>
          <table:table-cell table:number-columns-repeated="2" office:value-type="float" office:value="1195" calcext:value-type="float">
            <text:p>1195</text:p>
          </table:table-cell>
          <table:table-cell office:value-type="float" office:value="125.1" calcext:value-type="float">
            <text:p>125.1</text:p>
          </table:table-cell>
          <table:table-cell office:value-type="float" office:value="65.55" calcext:value-type="float">
            <text:p>65.55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3.0549" calcext:value-type="float">
            <text:p>3.0549</text:p>
          </table:table-cell>
          <table:table-cell office:value-type="float" office:value="0.4121" calcext:value-type="float">
            <text:p>0.4121</text:p>
          </table:table-cell>
          <table:table-cell office:value-type="float" office:value="656.8579" calcext:value-type="float">
            <text:p>656.8579</text:p>
          </table:table-cell>
          <table:table-cell office:value-type="float" office:value="33.2539" calcext:value-type="float">
            <text:p>33.2539</text:p>
          </table:table-cell>
          <table:table-cell table:number-columns-repeated="2" office:value-type="float" office:value="1232" calcext:value-type="float">
            <text:p>1232</text:p>
          </table:table-cell>
          <table:table-cell office:value-type="float" office:value="215.02" calcext:value-type="float">
            <text:p>215.02</text:p>
          </table:table-cell>
          <table:table-cell office:value-type="float" office:value="80.69" calcext:value-type="float">
            <text:p>80.69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1.2023" calcext:value-type="float">
            <text:p>1.2023</text:p>
          </table:table-cell>
          <table:table-cell office:value-type="float" office:value="0.1259" calcext:value-type="float">
            <text:p>0.1259</text:p>
          </table:table-cell>
          <table:table-cell office:value-type="float" office:value="108.2607" calcext:value-type="float">
            <text:p>108.2607</text:p>
          </table:table-cell>
          <table:table-cell office:value-type="float" office:value="5.8405" calcext:value-type="float">
            <text:p>5.8405</text:p>
          </table:table-cell>
          <table:table-cell office:value-type="float" office:value="986" calcext:value-type="float">
            <text:p>986</text:p>
          </table:table-cell>
          <table:table-cell office:value-type="float" office:value="861" calcext:value-type="float">
            <text:p>861</text:p>
          </table:table-cell>
          <table:table-cell office:value-type="float" office:value="90.04" calcext:value-type="float">
            <text:p>90.04</text:p>
          </table:table-cell>
          <table:table-cell office:value-type="float" office:value="46.39" calcext:value-type="float">
            <text:p>46.39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1.8408" calcext:value-type="float">
            <text:p>1.8408</text:p>
          </table:table-cell>
          <table:table-cell office:value-type="float" office:value="0.0495" calcext:value-type="float">
            <text:p>0.0495</text:p>
          </table:table-cell>
          <table:table-cell office:value-type="float" office:value="127.044" calcext:value-type="float">
            <text:p>127.044</text:p>
          </table:table-cell>
          <table:table-cell office:value-type="float" office:value="3.3769" calcext:value-type="float">
            <text:p>3.3769</text:p>
          </table:table-cell>
          <table:table-cell table:number-columns-repeated="2" office:value-type="float" office:value="413" calcext:value-type="float">
            <text:p>413</text:p>
          </table:table-cell>
          <table:table-cell office:value-type="float" office:value="69.02" calcext:value-type="float">
            <text:p>69.02</text:p>
          </table:table-cell>
          <table:table-cell office:value-type="float" office:value="68.22" calcext:value-type="float">
            <text:p>68.22</text:p>
          </table:table-cell>
          <table:table-cell office:value-type="float" office:value="0.0082" calcext:value-type="float">
            <text:p>0.00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4.6774" calcext:value-type="float">
            <text:p>4.6774</text:p>
          </table:table-cell>
          <table:table-cell office:value-type="float" office:value="0.3715" calcext:value-type="float">
            <text:p>0.3715</text:p>
          </table:table-cell>
          <table:table-cell office:value-type="float" office:value="380.9753" calcext:value-type="float">
            <text:p>380.9753</text:p>
          </table:table-cell>
          <table:table-cell office:value-type="float" office:value="27.8553" calcext:value-type="float">
            <text:p>27.8553</text:p>
          </table:table-cell>
          <table:table-cell table:number-columns-repeated="2" office:value-type="float" office:value="1662" calcext:value-type="float">
            <text:p>1662</text:p>
          </table:table-cell>
          <table:table-cell office:value-type="float" office:value="81.45" calcext:value-type="float">
            <text:p>81.45</text:p>
          </table:table-cell>
          <table:table-cell office:value-type="float" office:value="74.98" calcext:value-type="float">
            <text:p>74.98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15.1356" calcext:value-type="float">
            <text:p>15.1356</text:p>
          </table:table-cell>
          <table:table-cell office:value-type="float" office:value="1.2023" calcext:value-type="float">
            <text:p>1.2023</text:p>
          </table:table-cell>
          <table:table-cell office:value-type="float" office:value="1803.9453" calcext:value-type="float">
            <text:p>1803.9453</text:p>
          </table:table-cell>
          <table:table-cell office:value-type="float" office:value="48.3348" calcext:value-type="float">
            <text:p>48.3348</text:p>
          </table:table-cell>
          <table:table-cell table:number-columns-repeated="2" office:value-type="float" office:value="873" calcext:value-type="float">
            <text:p>873</text:p>
          </table:table-cell>
          <table:table-cell office:value-type="float" office:value="119.19" calcext:value-type="float">
            <text:p>119.19</text:p>
          </table:table-cell>
          <table:table-cell office:value-type="float" office:value="40.2" calcext:value-type="float">
            <text:p>40.2</text:p>
          </table:table-cell>
          <table:table-cell office:value-type="float" office:value="0.0554" calcext:value-type="float">
            <text:p>0.05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4.0738" calcext:value-type="float">
            <text:p>4.0738</text:p>
          </table:table-cell>
          <table:table-cell office:value-type="float" office:value="0.2138" calcext:value-type="float">
            <text:p>0.2138</text:p>
          </table:table-cell>
          <table:table-cell office:value-type="float" office:value="477.7388" calcext:value-type="float">
            <text:p>477.7388</text:p>
          </table:table-cell>
          <table:table-cell office:value-type="float" office:value="14.6813" calcext:value-type="float">
            <text:p>14.6813</text:p>
          </table:table-cell>
          <table:table-cell table:number-columns-repeated="2" office:value-type="float" office:value="620" calcext:value-type="float">
            <text:p>620</text:p>
          </table:table-cell>
          <table:table-cell office:value-type="float" office:value="117.27" calcext:value-type="float">
            <text:p>117.27</text:p>
          </table:table-cell>
          <table:table-cell office:value-type="float" office:value="68.67" calcext:value-type="float">
            <text:p>68.67</text:p>
          </table:table-cell>
          <table:table-cell office:value-type="float" office:value="0.0237" calcext:value-type="float">
            <text:p>0.02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0.881" calcext:value-type="float">
            <text:p>0.881</text:p>
          </table:table-cell>
          <table:table-cell office:value-type="float" office:value="0.0944" calcext:value-type="float">
            <text:p>0.0944</text:p>
          </table:table-cell>
          <table:table-cell office:value-type="float" office:value="104.8704" calcext:value-type="float">
            <text:p>104.8704</text:p>
          </table:table-cell>
          <table:table-cell office:value-type="float" office:value="6.5632" calcext:value-type="float">
            <text:p>6.5632</text:p>
          </table:table-cell>
          <table:table-cell table:number-columns-repeated="2" office:value-type="float" office:value="561" calcext:value-type="float">
            <text:p>561</text:p>
          </table:table-cell>
          <table:table-cell office:value-type="float" office:value="119.04" calcext:value-type="float">
            <text:p>119.04</text:p>
          </table:table-cell>
          <table:table-cell office:value-type="float" office:value="69.53" calcext:value-type="float">
            <text:p>69.53</text:p>
          </table:table-cell>
          <table:table-cell office:value-type="float" office:value="0.0117" calcext:value-type="float">
            <text:p>0.01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float" office:value="6.0954" calcext:value-type="float">
            <text:p>6.0954</text:p>
          </table:table-cell>
          <table:table-cell office:value-type="float" office:value="0.5188" calcext:value-type="float">
            <text:p>0.5188</text:p>
          </table:table-cell>
          <table:table-cell office:value-type="float" office:value="618.9264" calcext:value-type="float">
            <text:p>618.9264</text:p>
          </table:table-cell>
          <table:table-cell office:value-type="float" office:value="30.9284" calcext:value-type="float">
            <text:p>30.9284</text:p>
          </table:table-cell>
          <table:table-cell office:value-type="float" office:value="1130" calcext:value-type="float">
            <text:p>1130</text:p>
          </table:table-cell>
          <table:table-cell office:value-type="float" office:value="1114" calcext:value-type="float">
            <text:p>1114</text:p>
          </table:table-cell>
          <table:table-cell office:value-type="float" office:value="101.54" calcext:value-type="float">
            <text:p>101.54</text:p>
          </table:table-cell>
          <table:table-cell office:value-type="float" office:value="59.62" calcext:value-type="float">
            <text:p>59.62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float" office:value="1.2303" calcext:value-type="float">
            <text:p>1.2303</text:p>
          </table:table-cell>
          <table:table-cell office:value-type="float" office:value="0.1549" calcext:value-type="float">
            <text:p>0.1549</text:p>
          </table:table-cell>
          <table:table-cell office:value-type="float" office:value="115.9954" calcext:value-type="float">
            <text:p>115.9954</text:p>
          </table:table-cell>
          <table:table-cell office:value-type="float" office:value="5.7572" calcext:value-type="float">
            <text:p>5.7572</text:p>
          </table:table-cell>
          <table:table-cell office:value-type="float" office:value="1516" calcext:value-type="float">
            <text:p>1516</text:p>
          </table:table-cell>
          <table:table-cell office:value-type="float" office:value="1126" calcext:value-type="float">
            <text:p>1126</text:p>
          </table:table-cell>
          <table:table-cell office:value-type="float" office:value="94.28" calcext:value-type="float">
            <text:p>94.28</text:p>
          </table:table-cell>
          <table:table-cell office:value-type="float" office:value="37.17" calcext:value-type="float">
            <text:p>37.17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2.9854" calcext:value-type="float">
            <text:p>2.9854</text:p>
          </table:table-cell>
          <table:table-cell office:value-type="float" office:value="0.2917" calcext:value-type="float">
            <text:p>0.2917</text:p>
          </table:table-cell>
          <table:table-cell office:value-type="float" office:value="209.2881" calcext:value-type="float">
            <text:p>209.2881</text:p>
          </table:table-cell>
          <table:table-cell office:value-type="float" office:value="7.0843" calcext:value-type="float">
            <text:p>7.0843</text:p>
          </table:table-cell>
          <table:table-cell office:value-type="float" office:value="1660" calcext:value-type="float">
            <text:p>1660</text:p>
          </table:table-cell>
          <table:table-cell office:value-type="float" office:value="1507" calcext:value-type="float">
            <text:p>1507</text:p>
          </table:table-cell>
          <table:table-cell office:value-type="float" office:value="70.1" calcext:value-type="float">
            <text:p>70.1</text:p>
          </table:table-cell>
          <table:table-cell office:value-type="float" office:value="24.29" calcext:value-type="float">
            <text:p>24.29</text:p>
          </table:table-cell>
          <table:table-cell office:value-type="float" office:value="0.0047" calcext:value-type="float">
            <text:p>0.00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3.9355" calcext:value-type="float">
            <text:p>3.9355</text:p>
          </table:table-cell>
          <table:table-cell office:value-type="float" office:value="0.335" calcext:value-type="float">
            <text:p>0.335</text:p>
          </table:table-cell>
          <table:table-cell office:value-type="float" office:value="349.2178" calcext:value-type="float">
            <text:p>349.2178</text:p>
          </table:table-cell>
          <table:table-cell office:value-type="float" office:value="26.2033" calcext:value-type="float">
            <text:p>26.2033</text:p>
          </table:table-cell>
          <table:table-cell office:value-type="float" office:value="2696" calcext:value-type="float">
            <text:p>2696</text:p>
          </table:table-cell>
          <table:table-cell office:value-type="float" office:value="2697" calcext:value-type="float">
            <text:p>2697</text:p>
          </table:table-cell>
          <table:table-cell office:value-type="float" office:value="88.74" calcext:value-type="float">
            <text:p>88.74</text:p>
          </table:table-cell>
          <table:table-cell office:value-type="float" office:value="78.22" calcext:value-type="float">
            <text:p>78.22</text:p>
          </table:table-cell>
          <table:table-cell office:value-type="float" office:value="0.0097" calcext:value-type="float">
            <text:p>0.00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.4454" calcext:value-type="float">
            <text:p>1.4454</text:p>
          </table:table-cell>
          <table:table-cell office:value-type="float" office:value="890.48" calcext:value-type="float">
            <text:p>890.48</text:p>
          </table:table-cell>
          <table:table-cell office:value-type="float" office:value="107.4195" calcext:value-type="float">
            <text:p>107.4195</text:p>
          </table:table-cell>
          <table:table-cell table:number-columns-repeated="2" office:value-type="float" office:value="761" calcext:value-type="float">
            <text:p>761</text:p>
          </table:table-cell>
          <table:table-cell office:value-type="float" office:value="89.05" calcext:value-type="float">
            <text:p>89.05</text:p>
          </table:table-cell>
          <table:table-cell office:value-type="float" office:value="74.32" calcext:value-type="float">
            <text:p>74.32</text:p>
          </table:table-cell>
          <table:table-cell office:value-type="float" office:value="0.1412" calcext:value-type="float">
            <text:p>0.14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0.7674" calcext:value-type="float">
            <text:p>0.7674</text:p>
          </table:table-cell>
          <table:table-cell office:value-type="float" office:value="0.0343" calcext:value-type="float">
            <text:p>0.0343</text:p>
          </table:table-cell>
          <table:table-cell office:value-type="float" office:value="115.838" calcext:value-type="float">
            <text:p>115.838</text:p>
          </table:table-cell>
          <table:table-cell office:value-type="float" office:value="8.1419" calcext:value-type="float">
            <text:p>8.1419</text:p>
          </table:table-cell>
          <table:table-cell office:value-type="float" office:value="798" calcext:value-type="float">
            <text:p>798</text:p>
          </table:table-cell>
          <table:table-cell office:value-type="float" office:value="553" calcext:value-type="float">
            <text:p>553</text:p>
          </table:table-cell>
          <table:table-cell office:value-type="float" office:value="150.95" calcext:value-type="float">
            <text:p>150.95</text:p>
          </table:table-cell>
          <table:table-cell office:value-type="float" office:value="237.37" calcext:value-type="float">
            <text:p>237.37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0.7079" calcext:value-type="float">
            <text:p>0.7079</text:p>
          </table:table-cell>
          <table:table-cell office:value-type="float" office:value="0.0977" calcext:value-type="float">
            <text:p>0.0977</text:p>
          </table:table-cell>
          <table:table-cell office:value-type="float" office:value="58.7509" calcext:value-type="float">
            <text:p>58.7509</text:p>
          </table:table-cell>
          <table:table-cell office:value-type="float" office:value="3.2959" calcext:value-type="float">
            <text:p>3.2959</text:p>
          </table:table-cell>
          <table:table-cell office:value-type="float" office:value="3209" calcext:value-type="float">
            <text:p>3209</text:p>
          </table:table-cell>
          <table:table-cell office:value-type="float" office:value="1622" calcext:value-type="float">
            <text:p>1622</text:p>
          </table:table-cell>
          <table:table-cell office:value-type="float" office:value="82.99" calcext:value-type="float">
            <text:p>82.99</text:p>
          </table:table-cell>
          <table:table-cell office:value-type="float" office:value="33.73" calcext:value-type="float">
            <text:p>33.7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float" office:value="2.1878" calcext:value-type="float">
            <text:p>2.1878</text:p>
          </table:table-cell>
          <table:table-cell office:value-type="float" office:value="0.2754" calcext:value-type="float">
            <text:p>0.2754</text:p>
          </table:table-cell>
          <table:table-cell office:value-type="float" office:value="181.2023" calcext:value-type="float">
            <text:p>181.2023</text:p>
          </table:table-cell>
          <table:table-cell office:value-type="float" office:value="7.1945" calcext:value-type="float">
            <text:p>7.1945</text:p>
          </table:table-cell>
          <table:table-cell table:number-columns-repeated="2" office:value-type="float" office:value="1603" calcext:value-type="float">
            <text:p>1603</text:p>
          </table:table-cell>
          <table:table-cell office:value-type="float" office:value="82.82" calcext:value-type="float">
            <text:p>82.82</text:p>
          </table:table-cell>
          <table:table-cell office:value-type="float" office:value="26.12" calcext:value-type="float">
            <text:p>26.12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2.0893" calcext:value-type="float">
            <text:p>2.0893</text:p>
          </table:table-cell>
          <table:table-cell office:value-type="float" office:value="0.2884" calcext:value-type="float">
            <text:p>0.2884</text:p>
          </table:table-cell>
          <table:table-cell office:value-type="float" office:value="181.5667" calcext:value-type="float">
            <text:p>181.5667</text:p>
          </table:table-cell>
          <table:table-cell office:value-type="float" office:value="17.5586" calcext:value-type="float">
            <text:p>17.5586</text:p>
          </table:table-cell>
          <table:table-cell table:number-columns-repeated="2" office:value-type="float" office:value="2755" calcext:value-type="float">
            <text:p>2755</text:p>
          </table:table-cell>
          <table:table-cell office:value-type="float" office:value="86.9" calcext:value-type="float">
            <text:p>86.9</text:p>
          </table:table-cell>
          <table:table-cell office:value-type="float" office:value="60.88" calcext:value-type="float">
            <text:p>60.88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float" office:value="1.4125" calcext:value-type="float">
            <text:p>1.4125</text:p>
          </table:table-cell>
          <table:table-cell office:value-type="float" office:value="0.1072" calcext:value-type="float">
            <text:p>0.1072</text:p>
          </table:table-cell>
          <table:table-cell office:value-type="float" office:value="44.9192" calcext:value-type="float">
            <text:p>44.9192</text:p>
          </table:table-cell>
          <table:table-cell office:value-type="float" office:value="1.9934" calcext:value-type="float">
            <text:p>1.9934</text:p>
          </table:table-cell>
          <table:table-cell office:value-type="float" office:value="1920" calcext:value-type="float">
            <text:p>1920</text:p>
          </table:table-cell>
          <table:table-cell office:value-type="float" office:value="1177" calcext:value-type="float">
            <text:p>1177</text:p>
          </table:table-cell>
          <table:table-cell office:value-type="float" office:value="31.8" calcext:value-type="float">
            <text:p>31.8</text:p>
          </table:table-cell>
          <table:table-cell office:value-type="float" office:value="18.6" calcext:value-type="float">
            <text:p>18.6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0.7586" calcext:value-type="float">
            <text:p>0.7586</text:p>
          </table:table-cell>
          <table:table-cell office:value-type="float" office:value="0.0759" calcext:value-type="float">
            <text:p>0.0759</text:p>
          </table:table-cell>
          <table:table-cell office:value-type="float" office:value="58.1576" calcext:value-type="float">
            <text:p>58.1576</text:p>
          </table:table-cell>
          <table:table-cell office:value-type="float" office:value="5.3793" calcext:value-type="float">
            <text:p>5.3793</text:p>
          </table:table-cell>
          <table:table-cell table:number-columns-repeated="2" office:value-type="float" office:value="631" calcext:value-type="float">
            <text:p>631</text:p>
          </table:table-cell>
          <table:table-cell office:value-type="float" office:value="76.66" calcext:value-type="float">
            <text:p>76.66</text:p>
          </table:table-cell>
          <table:table-cell office:value-type="float" office:value="70.87" calcext:value-type="float">
            <text:p>70.87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 office:value-type="float" office:value="2.851" calcext:value-type="float">
            <text:p>2.851</text:p>
          </table:table-cell>
          <table:table-cell office:value-type="float" office:value="0.2541" calcext:value-type="float">
            <text:p>0.2541</text:p>
          </table:table-cell>
          <table:table-cell office:value-type="float" office:value="145.8439" calcext:value-type="float">
            <text:p>145.8439</text:p>
          </table:table-cell>
          <table:table-cell office:value-type="float" office:value="12.5353" calcext:value-type="float">
            <text:p>12.5353</text:p>
          </table:table-cell>
          <table:table-cell table:number-columns-repeated="2" office:value-type="float" office:value="1614" calcext:value-type="float">
            <text:p>1614</text:p>
          </table:table-cell>
          <table:table-cell office:value-type="float" office:value="51.16" calcext:value-type="float">
            <text:p>51.16</text:p>
          </table:table-cell>
          <table:table-cell office:value-type="float" office:value="49.33" calcext:value-type="float">
            <text:p>49.33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office:value-type="float" office:value="1.7378" calcext:value-type="float">
            <text:p>1.7378</text:p>
          </table:table-cell>
          <table:table-cell office:value-type="float" office:value="0.1995" calcext:value-type="float">
            <text:p>0.1995</text:p>
          </table:table-cell>
          <table:table-cell office:value-type="float" office:value="149.016" calcext:value-type="float">
            <text:p>149.016</text:p>
          </table:table-cell>
          <table:table-cell office:value-type="float" office:value="8.6492" calcext:value-type="float">
            <text:p>8.6492</text:p>
          </table:table-cell>
          <table:table-cell table:number-columns-repeated="2" office:value-type="float" office:value="1188" calcext:value-type="float">
            <text:p>1188</text:p>
          </table:table-cell>
          <table:table-cell office:value-type="float" office:value="85.75" calcext:value-type="float">
            <text:p>85.75</text:p>
          </table:table-cell>
          <table:table-cell office:value-type="float" office:value="43.35" calcext:value-type="float">
            <text:p>43.35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office:value-type="float" office:value="4.5186" calcext:value-type="float">
            <text:p>4.5186</text:p>
          </table:table-cell>
          <table:table-cell office:value-type="float" office:value="0.3846" calcext:value-type="float">
            <text:p>0.3846</text:p>
          </table:table-cell>
          <table:table-cell office:value-type="float" office:value="204.1116" calcext:value-type="float">
            <text:p>204.1116</text:p>
          </table:table-cell>
          <table:table-cell office:value-type="float" office:value="14.2742" calcext:value-type="float">
            <text:p>14.2742</text:p>
          </table:table-cell>
          <table:table-cell table:number-columns-repeated="2" office:value-type="float" office:value="1857" calcext:value-type="float">
            <text:p>1857</text:p>
          </table:table-cell>
          <table:table-cell office:value-type="float" office:value="45.17" calcext:value-type="float">
            <text:p>45.17</text:p>
          </table:table-cell>
          <table:table-cell office:value-type="float" office:value="37.11" calcext:value-type="float">
            <text:p>37.11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  <table:table-cell office:value-type="float" office:value="1.8621" calcext:value-type="float">
            <text:p>1.8621</text:p>
          </table:table-cell>
          <table:table-cell office:value-type="float" office:value="0.2239" calcext:value-type="float">
            <text:p>0.2239</text:p>
          </table:table-cell>
          <table:table-cell office:value-type="float" office:value="154.5572" calcext:value-type="float">
            <text:p>154.5572</text:p>
          </table:table-cell>
          <table:table-cell office:value-type="float" office:value="7.0525" calcext:value-type="float">
            <text:p>7.0525</text:p>
          </table:table-cell>
          <table:table-cell table:number-columns-repeated="2" office:value-type="float" office:value="1227" calcext:value-type="float">
            <text:p>1227</text:p>
          </table:table-cell>
          <table:table-cell office:value-type="float" office:value="83" calcext:value-type="float">
            <text:p>83</text:p>
          </table:table-cell>
          <table:table-cell office:value-type="float" office:value="31.5" calcext:value-type="float">
            <text:p>31.5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  <table:table-cell office:value-type="float" office:value="8.2224" calcext:value-type="float">
            <text:p>8.2224</text:p>
          </table:table-cell>
          <table:table-cell office:value-type="float" office:value="0.3508" calcext:value-type="float">
            <text:p>0.3508</text:p>
          </table:table-cell>
          <table:table-cell office:value-type="float" office:value="344.7753" calcext:value-type="float">
            <text:p>344.7753</text:p>
          </table:table-cell>
          <table:table-cell office:value-type="float" office:value="22.0176" calcext:value-type="float">
            <text:p>22.0176</text:p>
          </table:table-cell>
          <table:table-cell table:number-columns-repeated="2" office:value-type="float" office:value="3222" calcext:value-type="float">
            <text:p>3222</text:p>
          </table:table-cell>
          <table:table-cell office:value-type="float" office:value="41.93" calcext:value-type="float">
            <text:p>41.93</text:p>
          </table:table-cell>
          <table:table-cell office:value-type="float" office:value="62.76" calcext:value-type="float">
            <text:p>62.76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office:value-type="float" office:value="2.0417" calcext:value-type="float">
            <text:p>2.0417</text:p>
          </table:table-cell>
          <table:table-cell office:value-type="float" office:value="0.2692" calcext:value-type="float">
            <text:p>0.2692</text:p>
          </table:table-cell>
          <table:table-cell office:value-type="float" office:value="133.3426" calcext:value-type="float">
            <text:p>133.3426</text:p>
          </table:table-cell>
          <table:table-cell office:value-type="float" office:value="8.4607" calcext:value-type="float">
            <text:p>8.4607</text:p>
          </table:table-cell>
          <table:table-cell office:value-type="float" office:value="1290" calcext:value-type="float">
            <text:p>1290</text:p>
          </table:table-cell>
          <table:table-cell office:value-type="float" office:value="1279" calcext:value-type="float">
            <text:p>1279</text:p>
          </table:table-cell>
          <table:table-cell office:value-type="float" office:value="65.31" calcext:value-type="float">
            <text:p>65.31</text:p>
          </table:table-cell>
          <table:table-cell office:value-type="float" office:value="31.43" calcext:value-type="float">
            <text:p>31.43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office:value-type="float" office:value="0.955" calcext:value-type="float">
            <text:p>0.955</text:p>
          </table:table-cell>
          <table:table-cell office:value-type="float" office:value="0.1318" calcext:value-type="float">
            <text:p>0.1318</text:p>
          </table:table-cell>
          <table:table-cell office:value-type="float" office:value="72.3541" calcext:value-type="float">
            <text:p>72.3541</text:p>
          </table:table-cell>
          <table:table-cell office:value-type="float" office:value="3.6619" calcext:value-type="float">
            <text:p>3.6619</text:p>
          </table:table-cell>
          <table:table-cell office:value-type="float" office:value="1051" calcext:value-type="float">
            <text:p>1051</text:p>
          </table:table-cell>
          <table:table-cell office:value-type="float" office:value="1049" calcext:value-type="float">
            <text:p>1049</text:p>
          </table:table-cell>
          <table:table-cell office:value-type="float" office:value="75.76" calcext:value-type="float">
            <text:p>75.76</text:p>
          </table:table-cell>
          <table:table-cell office:value-type="float" office:value="27.78" calcext:value-type="float">
            <text:p>27.78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office:value-type="float" office:value="0.631" calcext:value-type="float">
            <text:p>0.631</text:p>
          </table:table-cell>
          <table:table-cell office:value-type="float" office:value="0.0479" calcext:value-type="float">
            <text:p>0.0479</text:p>
          </table:table-cell>
          <table:table-cell office:value-type="float" office:value="53.4734" calcext:value-type="float">
            <text:p>53.4734</text:p>
          </table:table-cell>
          <table:table-cell office:value-type="float" office:value="2.0214" calcext:value-type="float">
            <text:p>2.0214</text:p>
          </table:table-cell>
          <table:table-cell table:number-columns-repeated="2" office:value-type="float" office:value="555" calcext:value-type="float">
            <text:p>555</text:p>
          </table:table-cell>
          <table:table-cell office:value-type="float" office:value="84.74" calcext:value-type="float">
            <text:p>84.74</text:p>
          </table:table-cell>
          <table:table-cell office:value-type="float" office:value="42.2" calcext:value-type="float">
            <text:p>42.2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office:value-type="float" office:value="1.4622" calcext:value-type="float">
            <text:p>1.4622</text:p>
          </table:table-cell>
          <table:table-cell office:value-type="float" office:value="0.1718" calcext:value-type="float">
            <text:p>0.1718</text:p>
          </table:table-cell>
          <table:table-cell office:value-type="float" office:value="37.3864" calcext:value-type="float">
            <text:p>37.3864</text:p>
          </table:table-cell>
          <table:table-cell office:value-type="float" office:value="1.96" calcext:value-type="float">
            <text:p>1.96</text:p>
          </table:table-cell>
          <table:table-cell office:value-type="float" office:value="1346" calcext:value-type="float">
            <text:p>1346</text:p>
          </table:table-cell>
          <table:table-cell office:value-type="float" office:value="1002" calcext:value-type="float">
            <text:p>1002</text:p>
          </table:table-cell>
          <table:table-cell office:value-type="float" office:value="25.57" calcext:value-type="float">
            <text:p>25.57</text:p>
          </table:table-cell>
          <table:table-cell office:value-type="float" office:value="11.41" calcext:value-type="float">
            <text:p>11.4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office:value-type="float" office:value="4.9545" calcext:value-type="float">
            <text:p>4.9545</text:p>
          </table:table-cell>
          <table:table-cell office:value-type="float" office:value="0.4842" calcext:value-type="float">
            <text:p>0.4842</text:p>
          </table:table-cell>
          <table:table-cell office:value-type="float" office:value="236.8155" calcext:value-type="float">
            <text:p>236.8155</text:p>
          </table:table-cell>
          <table:table-cell office:value-type="float" office:value="18.2985" calcext:value-type="float">
            <text:p>18.2985</text:p>
          </table:table-cell>
          <table:table-cell table:number-columns-repeated="2" office:value-type="float" office:value="2637" calcext:value-type="float">
            <text:p>2637</text:p>
          </table:table-cell>
          <table:table-cell office:value-type="float" office:value="47.8" calcext:value-type="float">
            <text:p>47.8</text:p>
          </table:table-cell>
          <table:table-cell office:value-type="float" office:value="37.79" calcext:value-type="float">
            <text:p>37.79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office:value-type="float" office:value="0.4074" calcext:value-type="float">
            <text:p>0.4074</text:p>
          </table:table-cell>
          <table:table-cell office:value-type="float" office:value="0.0178" calcext:value-type="float">
            <text:p>0.0178</text:p>
          </table:table-cell>
          <table:table-cell office:value-type="float" office:value="18.2432" calcext:value-type="float">
            <text:p>18.2432</text:p>
          </table:table-cell>
          <table:table-cell office:value-type="float" office:value="0.0051" calcext:value-type="float">
            <text:p>0.0051</text:p>
          </table:table-cell>
          <table:table-cell office:value-type="float" office:value="561" calcext:value-type="float">
            <text:p>561</text:p>
          </table:table-cell>
          <table:table-cell office:value-type="float" office:value="43" calcext:value-type="float">
            <text:p>43</text:p>
          </table:table-cell>
          <table:table-cell office:value-type="float" office:value="44.78" calcext:value-type="float">
            <text:p>44.78</text:p>
          </table:table-cell>
          <table:table-cell office:value-type="float" office:value="0.29" calcext:value-type="float">
            <text:p>0.29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1.7579" calcext:value-type="float">
            <text:p>1.7579</text:p>
          </table:table-cell>
          <table:table-cell office:value-type="float" office:value="0.1972" calcext:value-type="float">
            <text:p>0.1972</text:p>
          </table:table-cell>
          <table:table-cell office:value-type="float" office:value="190.562" calcext:value-type="float">
            <text:p>190.562</text:p>
          </table:table-cell>
          <table:table-cell office:value-type="float" office:value="10.0902" calcext:value-type="float">
            <text:p>10.0902</text:p>
          </table:table-cell>
          <table:table-cell office:value-type="float" office:value="1963" calcext:value-type="float">
            <text:p>1963</text:p>
          </table:table-cell>
          <table:table-cell office:value-type="float" office:value="1932" calcext:value-type="float">
            <text:p>1932</text:p>
          </table:table-cell>
          <table:table-cell office:value-type="float" office:value="108.4" calcext:value-type="float">
            <text:p>108.4</text:p>
          </table:table-cell>
          <table:table-cell office:value-type="float" office:value="51.17" calcext:value-type="float">
            <text:p>51.17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17" calcext:value-type="float">
            <text:p>917</text:p>
          </table:table-cell>
          <table:table-cell office:value-type="float" office:value="1" calcext:value-type="float">
            <text:p>1</text:p>
          </table:table-cell>
          <table:table-cell office:value-type="float" office:value="1.7989" calcext:value-type="float">
            <text:p>1.7989</text:p>
          </table:table-cell>
          <table:table-cell office:value-type="float" office:value="0.2427" calcext:value-type="float">
            <text:p>0.2427</text:p>
          </table:table-cell>
          <table:table-cell office:value-type="float" office:value="87.9118" calcext:value-type="float">
            <text:p>87.9118</text:p>
          </table:table-cell>
          <table:table-cell office:value-type="float" office:value="6.5585" calcext:value-type="float">
            <text:p>6.5585</text:p>
          </table:table-cell>
          <table:table-cell office:value-type="float" office:value="9503" calcext:value-type="float">
            <text:p>9503</text:p>
          </table:table-cell>
          <table:table-cell office:value-type="float" office:value="3916" calcext:value-type="float">
            <text:p>3916</text:p>
          </table:table-cell>
          <table:table-cell office:value-type="float" office:value="48.87" calcext:value-type="float">
            <text:p>48.87</text:p>
          </table:table-cell>
          <table:table-cell office:value-type="float" office:value="27.02" calcext:value-type="float">
            <text:p>27.02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 office:value-type="float" office:value="1.5849" calcext:value-type="float">
            <text:p>1.5849</text:p>
          </table:table-cell>
          <table:table-cell office:value-type="float" office:value="0.2399" calcext:value-type="float">
            <text:p>0.2399</text:p>
          </table:table-cell>
          <table:table-cell office:value-type="float" office:value="187.3616" calcext:value-type="float">
            <text:p>187.3616</text:p>
          </table:table-cell>
          <table:table-cell office:value-type="float" office:value="19.9388" calcext:value-type="float">
            <text:p>19.9388</text:p>
          </table:table-cell>
          <table:table-cell office:value-type="float" office:value="2150" calcext:value-type="float">
            <text:p>2150</text:p>
          </table:table-cell>
          <table:table-cell office:value-type="float" office:value="2101" calcext:value-type="float">
            <text:p>2101</text:p>
          </table:table-cell>
          <table:table-cell office:value-type="float" office:value="118.22" calcext:value-type="float">
            <text:p>118.22</text:p>
          </table:table-cell>
          <table:table-cell office:value-type="float" office:value="83.11" calcext:value-type="float">
            <text:p>83.11</text:p>
          </table:table-cell>
          <table:table-cell office:value-type="float" office:value="0.0095" calcext:value-type="float">
            <text:p>0.009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  <table:table-cell office:value-type="float" office:value="0.309" calcext:value-type="float">
            <text:p>0.309</text:p>
          </table:table-cell>
          <table:table-cell office:value-type="float" office:value="0.0589" calcext:value-type="float">
            <text:p>0.0589</text:p>
          </table:table-cell>
          <table:table-cell office:value-type="float" office:value="76.3253" calcext:value-type="float">
            <text:p>76.3253</text:p>
          </table:table-cell>
          <table:table-cell office:value-type="float" office:value="8.0345" calcext:value-type="float">
            <text:p>8.0345</text:p>
          </table:table-cell>
          <table:table-cell office:value-type="float" office:value="7649" calcext:value-type="float">
            <text:p>7649</text:p>
          </table:table-cell>
          <table:table-cell office:value-type="float" office:value="5442" calcext:value-type="float">
            <text:p>5442</text:p>
          </table:table-cell>
          <table:table-cell office:value-type="float" office:value="247.01" calcext:value-type="float">
            <text:p>247.01</text:p>
          </table:table-cell>
          <table:table-cell office:value-type="float" office:value="136.41" calcext:value-type="float">
            <text:p>136.41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0224" calcext:value-type="float">
            <text:p>0.0224</text:p>
          </table:table-cell>
          <table:table-cell office:value-type="float" office:value="27.5925" calcext:value-type="float">
            <text:p>27.5925</text:p>
          </table:table-cell>
          <table:table-cell office:value-type="float" office:value="1.551" calcext:value-type="float">
            <text:p>1.551</text:p>
          </table:table-cell>
          <table:table-cell office:value-type="float" office:value="3450" calcext:value-type="float">
            <text:p>3450</text:p>
          </table:table-cell>
          <table:table-cell office:value-type="float" office:value="1269" calcext:value-type="float">
            <text:p>1269</text:p>
          </table:table-cell>
          <table:table-cell office:value-type="float" office:value="214.23" calcext:value-type="float">
            <text:p>214.23</text:p>
          </table:table-cell>
          <table:table-cell office:value-type="float" office:value="69.24" calcext:value-type="float">
            <text:p>69.24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0305" calcext:value-type="float">
            <text:p>0.0305</text:p>
          </table:table-cell>
          <table:table-cell office:value-type="float" office:value="66.4469" calcext:value-type="float">
            <text:p>66.4469</text:p>
          </table:table-cell>
          <table:table-cell office:value-type="float" office:value="1.7902" calcext:value-type="float">
            <text:p>1.7902</text:p>
          </table:table-cell>
          <table:table-cell office:value-type="float" office:value="805" calcext:value-type="float">
            <text:p>805</text:p>
          </table:table-cell>
          <table:table-cell office:value-type="float" office:value="682" calcext:value-type="float">
            <text:p>682</text:p>
          </table:table-cell>
          <table:table-cell office:value-type="float" office:value="176.81" calcext:value-type="float">
            <text:p>176.81</text:p>
          </table:table-cell>
          <table:table-cell office:value-type="float" office:value="58.7" calcext:value-type="float">
            <text:p>58.7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  <table:table-cell office:value-type="float" office:value="0.1679" calcext:value-type="float">
            <text:p>0.1679</text:p>
          </table:table-cell>
          <table:table-cell office:value-type="float" office:value="0.0313" calcext:value-type="float">
            <text:p>0.0313</text:p>
          </table:table-cell>
          <table:table-cell office:value-type="float" office:value="15.943" calcext:value-type="float">
            <text:p>15.943</text:p>
          </table:table-cell>
          <table:table-cell office:value-type="float" office:value="0.2726" calcext:value-type="float">
            <text:p>0.2726</text:p>
          </table:table-cell>
          <table:table-cell office:value-type="float" office:value="2766" calcext:value-type="float">
            <text:p>2766</text:p>
          </table:table-cell>
          <table:table-cell office:value-type="float" office:value="414" calcext:value-type="float">
            <text:p>414</text:p>
          </table:table-cell>
          <table:table-cell office:value-type="float" office:value="94.96" calcext:value-type="float">
            <text:p>94.96</text:p>
          </table:table-cell>
          <table:table-cell office:value-type="float" office:value="8.71" calcext:value-type="float">
            <text:p>8.71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13" calcext:value-type="float">
            <text:p>0.013</text:p>
          </table:table-cell>
          <table:table-cell office:value-type="float" office:value="8.2615" calcext:value-type="float">
            <text:p>8.2615</text:p>
          </table:table-cell>
          <table:table-cell office:value-type="float" office:value="1.0044" calcext:value-type="float">
            <text:p>1.0044</text:p>
          </table:table-cell>
          <table:table-cell office:value-type="float" office:value="1725" calcext:value-type="float">
            <text:p>1725</text:p>
          </table:table-cell>
          <table:table-cell office:value-type="float" office:value="923" calcext:value-type="float">
            <text:p>923</text:p>
          </table:table-cell>
          <table:table-cell office:value-type="float" office:value="148.59" calcext:value-type="float">
            <text:p>148.59</text:p>
          </table:table-cell>
          <table:table-cell office:value-type="float" office:value="77.26" calcext:value-type="float">
            <text:p>77.26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5" calcext:value-type="float">
            <text:p>925</text:p>
          </table:table-cell>
          <table:table-cell office:value-type="float" office:value="2" calcext:value-type="float">
            <text:p>2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0661" calcext:value-type="float">
            <text:p>0.0661</text:p>
          </table:table-cell>
          <table:table-cell office:value-type="float" office:value="61.8151" calcext:value-type="float">
            <text:p>61.8151</text:p>
          </table:table-cell>
          <table:table-cell office:value-type="float" office:value="3.3365" calcext:value-type="float">
            <text:p>3.3365</text:p>
          </table:table-cell>
          <table:table-cell table:number-columns-repeated="2" office:value-type="float" office:value="614" calcext:value-type="float">
            <text:p>614</text:p>
          </table:table-cell>
          <table:table-cell office:value-type="float" office:value="148.27" calcext:value-type="float">
            <text:p>148.27</text:p>
          </table:table-cell>
          <table:table-cell office:value-type="float" office:value="50.48" calcext:value-type="float">
            <text:p>50.48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6" calcext:value-type="float">
            <text:p>926</text:p>
          </table:table-cell>
          <table:table-cell office:value-type="float" office:value="2" calcext:value-type="float">
            <text:p>2</text:p>
          </table:table-cell>
          <table:table-cell office:value-type="float" office:value="1.5136" calcext:value-type="float">
            <text:p>1.5136</text:p>
          </table:table-cell>
          <table:table-cell office:value-type="float" office:value="0.0794" calcext:value-type="float">
            <text:p>0.0794</text:p>
          </table:table-cell>
          <table:table-cell office:value-type="float" office:value="152.8009" calcext:value-type="float">
            <text:p>152.8009</text:p>
          </table:table-cell>
          <table:table-cell office:value-type="float" office:value="10.9266" calcext:value-type="float">
            <text:p>10.9266</text:p>
          </table:table-cell>
          <table:table-cell table:number-columns-repeated="2" office:value-type="float" office:value="1992" calcext:value-type="float">
            <text:p>1992</text:p>
          </table:table-cell>
          <table:table-cell office:value-type="float" office:value="100.95" calcext:value-type="float">
            <text:p>100.95</text:p>
          </table:table-cell>
          <table:table-cell office:value-type="float" office:value="137.61" calcext:value-type="float">
            <text:p>137.61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7" calcext:value-type="float">
            <text:p>927</text:p>
          </table:table-cell>
          <table:table-cell office:value-type="float" office:value="2" calcext:value-type="float">
            <text:p>2</text:p>
          </table:table-cell>
          <table:table-cell office:value-type="float" office:value="1.2023" calcext:value-type="float">
            <text:p>1.2023</text:p>
          </table:table-cell>
          <table:table-cell office:value-type="float" office:value="0.0724" calcext:value-type="float">
            <text:p>0.0724</text:p>
          </table:table-cell>
          <table:table-cell office:value-type="float" office:value="117.967" calcext:value-type="float">
            <text:p>117.967</text:p>
          </table:table-cell>
          <table:table-cell office:value-type="float" office:value="5.486" calcext:value-type="float">
            <text:p>5.486</text:p>
          </table:table-cell>
          <table:table-cell table:number-columns-repeated="2" office:value-type="float" office:value="1477" calcext:value-type="float">
            <text:p>1477</text:p>
          </table:table-cell>
          <table:table-cell office:value-type="float" office:value="98.12" calcext:value-type="float">
            <text:p>98.12</text:p>
          </table:table-cell>
          <table:table-cell office:value-type="float" office:value="75.77" calcext:value-type="float">
            <text:p>75.77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8" calcext:value-type="float">
            <text:p>928</text:p>
          </table:table-cell>
          <table:table-cell office:value-type="float" office:value="2" calcext:value-type="float">
            <text:p>2</text:p>
          </table:table-cell>
          <table:table-cell office:value-type="float" office:value="2.7542" calcext:value-type="float">
            <text:p>2.7542</text:p>
          </table:table-cell>
          <table:table-cell office:value-type="float" office:value="0.302" calcext:value-type="float">
            <text:p>0.302</text:p>
          </table:table-cell>
          <table:table-cell office:value-type="float" office:value="258.0465" calcext:value-type="float">
            <text:p>258.0465</text:p>
          </table:table-cell>
          <table:table-cell office:value-type="float" office:value="15.3396" calcext:value-type="float">
            <text:p>15.3396</text:p>
          </table:table-cell>
          <table:table-cell table:number-columns-repeated="2" office:value-type="float" office:value="1808" calcext:value-type="float">
            <text:p>1808</text:p>
          </table:table-cell>
          <table:table-cell office:value-type="float" office:value="93.69" calcext:value-type="float">
            <text:p>93.69</text:p>
          </table:table-cell>
          <table:table-cell office:value-type="float" office:value="50.79" calcext:value-type="float">
            <text:p>50.79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29" calcext:value-type="float">
            <text:p>929</text:p>
          </table:table-cell>
          <table:table-cell office:value-type="float" office:value="2" calcext:value-type="float">
            <text:p>2</text:p>
          </table:table-cell>
          <table:table-cell office:value-type="float" office:value="1.9498" calcext:value-type="float">
            <text:p>1.9498</text:p>
          </table:table-cell>
          <table:table-cell office:value-type="float" office:value="0.2138" calcext:value-type="float">
            <text:p>0.2138</text:p>
          </table:table-cell>
          <table:table-cell office:value-type="float" office:value="218.8292" calcext:value-type="float">
            <text:p>218.8292</text:p>
          </table:table-cell>
          <table:table-cell office:value-type="float" office:value="9.9221" calcext:value-type="float">
            <text:p>9.9221</text:p>
          </table:table-cell>
          <table:table-cell table:number-columns-repeated="2" office:value-type="float" office:value="729" calcext:value-type="float">
            <text:p>729</text:p>
          </table:table-cell>
          <table:table-cell office:value-type="float" office:value="112.23" calcext:value-type="float">
            <text:p>112.23</text:p>
          </table:table-cell>
          <table:table-cell office:value-type="float" office:value="46.41" calcext:value-type="float">
            <text:p>46.41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30" calcext:value-type="float">
            <text:p>930</text:p>
          </table:table-cell>
          <table:table-cell office:value-type="float" office:value="2" calcext:value-type="float">
            <text:p>2</text:p>
          </table:table-cell>
          <table:table-cell office:value-type="float" office:value="1.3032" calcext:value-type="float">
            <text:p>1.3032</text:p>
          </table:table-cell>
          <table:table-cell office:value-type="float" office:value="0.0966" calcext:value-type="float">
            <text:p>0.0966</text:p>
          </table:table-cell>
          <table:table-cell office:value-type="float" office:value="196.692" calcext:value-type="float">
            <text:p>196.692</text:p>
          </table:table-cell>
          <table:table-cell office:value-type="float" office:value="6.4537" calcext:value-type="float">
            <text:p>6.4537</text:p>
          </table:table-cell>
          <table:table-cell table:number-columns-repeated="2" office:value-type="float" office:value="511" calcext:value-type="float">
            <text:p>511</text:p>
          </table:table-cell>
          <table:table-cell office:value-type="float" office:value="150.93" calcext:value-type="float">
            <text:p>150.93</text:p>
          </table:table-cell>
          <table:table-cell office:value-type="float" office:value="66.81" calcext:value-type="float">
            <text:p>66.81</text:p>
          </table:table-cell>
          <table:table-cell office:value-type="float" office:value="0.0126" calcext:value-type="float">
            <text:p>0.012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31" calcext:value-type="float">
            <text:p>931</text:p>
          </table:table-cell>
          <table:table-cell office:value-type="float" office:value="2" calcext:value-type="float">
            <text:p>2</text:p>
          </table:table-cell>
          <table:table-cell office:value-type="float" office:value="2.0184" calcext:value-type="float">
            <text:p>2.0184</text:p>
          </table:table-cell>
          <table:table-cell office:value-type="float" office:value="0.1567" calcext:value-type="float">
            <text:p>0.1567</text:p>
          </table:table-cell>
          <table:table-cell office:value-type="float" office:value="225.7952" calcext:value-type="float">
            <text:p>225.7952</text:p>
          </table:table-cell>
          <table:table-cell office:value-type="float" office:value="11.0445" calcext:value-type="float">
            <text:p>11.0445</text:p>
          </table:table-cell>
          <table:table-cell table:number-columns-repeated="2" office:value-type="float" office:value="2232" calcext:value-type="float">
            <text:p>2232</text:p>
          </table:table-cell>
          <table:table-cell office:value-type="float" office:value="111.87" calcext:value-type="float">
            <text:p>111.87</text:p>
          </table:table-cell>
          <table:table-cell office:value-type="float" office:value="70.48" calcext:value-type="float">
            <text:p>70.48</text:p>
          </table:table-cell>
          <table:table-cell office:value-type="float" office:value="0.0049" calcext:value-type="float">
            <text:p>0.00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32" calcext:value-type="float">
            <text:p>932</text:p>
          </table:table-cell>
          <table:table-cell office:value-type="float" office:value="2" calcext:value-type="float">
            <text:p>2</text:p>
          </table:table-cell>
          <table:table-cell office:value-type="float" office:value="0.9226" calcext:value-type="float">
            <text:p>0.9226</text:p>
          </table:table-cell>
          <table:table-cell office:value-type="float" office:value="0.1084" calcext:value-type="float">
            <text:p>0.1084</text:p>
          </table:table-cell>
          <table:table-cell office:value-type="float" office:value="108.1006" calcext:value-type="float">
            <text:p>108.1006</text:p>
          </table:table-cell>
          <table:table-cell office:value-type="float" office:value="12.3063" calcext:value-type="float">
            <text:p>12.3063</text:p>
          </table:table-cell>
          <table:table-cell office:value-type="float" office:value="8700" calcext:value-type="float">
            <text:p>8700</text:p>
          </table:table-cell>
          <table:table-cell office:value-type="float" office:value="5864" calcext:value-type="float">
            <text:p>5864</text:p>
          </table:table-cell>
          <table:table-cell office:value-type="float" office:value="117.17" calcext:value-type="float">
            <text:p>117.17</text:p>
          </table:table-cell>
          <table:table-cell office:value-type="float" office:value="113.53" calcext:value-type="float">
            <text:p>113.53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33" calcext:value-type="float">
            <text:p>933</text:p>
          </table:table-cell>
          <table:table-cell office:value-type="float" office:value="2" calcext:value-type="float">
            <text:p>2</text:p>
          </table:table-cell>
          <table:table-cell office:value-type="float" office:value="0.507" calcext:value-type="float">
            <text:p>0.507</text:p>
          </table:table-cell>
          <table:table-cell office:value-type="float" office:value="0.0653" calcext:value-type="float">
            <text:p>0.0653</text:p>
          </table:table-cell>
          <table:table-cell office:value-type="float" office:value="73.0126" calcext:value-type="float">
            <text:p>73.0126</text:p>
          </table:table-cell>
          <table:table-cell office:value-type="float" office:value="5.0559" calcext:value-type="float">
            <text:p>5.0559</text:p>
          </table:table-cell>
          <table:table-cell office:value-type="float" office:value="10845" calcext:value-type="float">
            <text:p>10845</text:p>
          </table:table-cell>
          <table:table-cell office:value-type="float" office:value="4278" calcext:value-type="float">
            <text:p>4278</text:p>
          </table:table-cell>
          <table:table-cell office:value-type="float" office:value="144.01" calcext:value-type="float">
            <text:p>144.01</text:p>
          </table:table-cell>
          <table:table-cell office:value-type="float" office:value="77.43" calcext:value-type="float">
            <text:p>77.43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35" calcext:value-type="float">
            <text:p>935</text:p>
          </table:table-cell>
          <table:table-cell office:value-type="float" office:value="3" calcext:value-type="float">
            <text:p>3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0767" calcext:value-type="float">
            <text:p>0.0767</text:p>
          </table:table-cell>
          <table:table-cell office:value-type="float" office:value="233.3637" calcext:value-type="float">
            <text:p>233.3637</text:p>
          </table:table-cell>
          <table:table-cell office:value-type="float" office:value="14.4154" calcext:value-type="float">
            <text:p>14.4154</text:p>
          </table:table-cell>
          <table:table-cell office:value-type="float" office:value="3494" calcext:value-type="float">
            <text:p>3494</text:p>
          </table:table-cell>
          <table:table-cell office:value-type="float" office:value="3024" calcext:value-type="float">
            <text:p>3024</text:p>
          </table:table-cell>
          <table:table-cell office:value-type="float" office:value="258.83" calcext:value-type="float">
            <text:p>258.83</text:p>
          </table:table-cell>
          <table:table-cell office:value-type="float" office:value="187.95" calcext:value-type="float">
            <text:p>187.95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36" calcext:value-type="float">
            <text:p>936</text:p>
          </table:table-cell>
          <table:table-cell office:value-type="float" office:value="3" calcext:value-type="float">
            <text:p>3</text:p>
          </table:table-cell>
          <table:table-cell office:value-type="float" office:value="0.4677" calcext:value-type="float">
            <text:p>0.4677</text:p>
          </table:table-cell>
          <table:table-cell office:value-type="float" office:value="0.0269" calcext:value-type="float">
            <text:p>0.0269</text:p>
          </table:table-cell>
          <table:table-cell office:value-type="float" office:value="69.0983" calcext:value-type="float">
            <text:p>69.0983</text:p>
          </table:table-cell>
          <table:table-cell office:value-type="float" office:value="6.827" calcext:value-type="float">
            <text:p>6.827</text:p>
          </table:table-cell>
          <table:table-cell office:value-type="float" office:value="6787" calcext:value-type="float">
            <text:p>6787</text:p>
          </table:table-cell>
          <table:table-cell office:value-type="float" office:value="2586" calcext:value-type="float">
            <text:p>2586</text:p>
          </table:table-cell>
          <table:table-cell office:value-type="float" office:value="147.74" calcext:value-type="float">
            <text:p>147.74</text:p>
          </table:table-cell>
          <table:table-cell office:value-type="float" office:value="253.79" calcext:value-type="float">
            <text:p>253.79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31" calcext:value-type="float">
            <text:p>90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.997" calcext:value-type="float">
            <text:p>33.997</text:p>
          </table:table-cell>
          <table:table-cell office:value-type="float" office:value="4.4061" calcext:value-type="float">
            <text:p>4.4061</text:p>
          </table:table-cell>
          <table:table-cell office:value-type="float" office:value="1827" calcext:value-type="float">
            <text:p>1827</text:p>
          </table:table-cell>
          <table:table-cell office:value-type="float" office:value="1666" calcext:value-type="float">
            <text:p>1666</text:p>
          </table:table-cell>
          <table:table-cell office:value-type="float" office:value="34" calcext:value-type="float">
            <text:p>34</text:p>
          </table:table-cell>
          <table:table-cell office:value-type="float" office:value="4.41" calcext:value-type="float">
            <text:p>4.41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81" calcext:value-type="float">
            <text:p>90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.4317" calcext:value-type="float">
            <text:p>174.4317</text:p>
          </table:table-cell>
          <table:table-cell office:value-type="float" office:value="5.6201" calcext:value-type="float">
            <text:p>5.6201</text:p>
          </table:table-cell>
          <table:table-cell table:number-columns-repeated="2" office:value-type="float" office:value="1244" calcext:value-type="float">
            <text:p>1244</text:p>
          </table:table-cell>
          <table:table-cell office:value-type="float" office:value="174.43" calcext:value-type="float">
            <text:p>174.43</text:p>
          </table:table-cell>
          <table:table-cell office:value-type="float" office:value="5.62" calcext:value-type="float">
            <text:p>5.62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131" calcext:value-type="float">
            <text:p>91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7614" calcext:value-type="float">
            <text:p>93.7614</text:p>
          </table:table-cell>
          <table:table-cell office:value-type="float" office:value="5.9698" calcext:value-type="float">
            <text:p>5.9698</text:p>
          </table:table-cell>
          <table:table-cell office:value-type="float" office:value="1208" calcext:value-type="float">
            <text:p>1208</text:p>
          </table:table-cell>
          <table:table-cell office:value-type="float" office:value="1156" calcext:value-type="float">
            <text:p>1156</text:p>
          </table:table-cell>
          <table:table-cell office:value-type="float" office:value="93.76" calcext:value-type="float">
            <text:p>93.76</text:p>
          </table:table-cell>
          <table:table-cell office:value-type="float" office:value="5.97" calcext:value-type="float">
            <text:p>5.97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151" calcext:value-type="float">
            <text:p>915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2277" calcext:value-type="float">
            <text:p>15.2277</text:p>
          </table:table-cell>
          <table:table-cell office:value-type="float" office:value="2.0499" calcext:value-type="float">
            <text:p>2.0499</text:p>
          </table:table-cell>
          <table:table-cell office:value-type="float" office:value="918" calcext:value-type="float">
            <text:p>918</text:p>
          </table:table-cell>
          <table:table-cell office:value-type="float" office:value="752" calcext:value-type="float">
            <text:p>752</text:p>
          </table:table-cell>
          <table:table-cell office:value-type="float" office:value="15.23" calcext:value-type="float">
            <text:p>15.23</text:p>
          </table:table-cell>
          <table:table-cell office:value-type="float" office:value="2.05" calcext:value-type="float">
            <text:p>2.05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171" calcext:value-type="float">
            <text:p>91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.2393" calcext:value-type="float">
            <text:p>84.2393</text:p>
          </table:table-cell>
          <table:table-cell office:value-type="float" office:value="9.5418" calcext:value-type="float">
            <text:p>9.5418</text:p>
          </table:table-cell>
          <table:table-cell office:value-type="float" office:value="8698" calcext:value-type="float">
            <text:p>8698</text:p>
          </table:table-cell>
          <table:table-cell office:value-type="float" office:value="6145" calcext:value-type="float">
            <text:p>6145</text:p>
          </table:table-cell>
          <table:table-cell office:value-type="float" office:value="84.24" calcext:value-type="float">
            <text:p>84.24</text:p>
          </table:table-cell>
          <table:table-cell office:value-type="float" office:value="9.54" calcext:value-type="float">
            <text:p>9.54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79.4757" calcext:value-type="float">
            <text:p>79.4757</text:p>
          </table:table-cell>
          <table:table-cell office:value-type="float" office:value="8.4216" calcext:value-type="float">
            <text:p>8.4216</text:p>
          </table:table-cell>
          <table:table-cell office:value-type="float" office:value="5851.4708" calcext:value-type="float">
            <text:p>5851.4708</text:p>
          </table:table-cell>
          <table:table-cell office:value-type="float" office:value="429.5386" calcext:value-type="float">
            <text:p>429.5386</text:p>
          </table:table-cell>
          <table:table-cell office:value-type="float" office:value="83747" calcext:value-type="float">
            <text:p>83747</text:p>
          </table:table-cell>
          <table:table-cell office:value-type="float" office:value="63280" calcext:value-type="float">
            <text:p>63280</text:p>
          </table:table-cell>
          <table:table-cell office:value-type="float" office:value="73.63" calcext:value-type="float">
            <text:p>73.63</text:p>
          </table:table-cell>
          <table:table-cell office:value-type="float" office:value="51" calcext:value-type="float">
            <text:p>51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67.5499" calcext:value-type="float">
            <text:p>67.5499</text:p>
          </table:table-cell>
          <table:table-cell office:value-type="float" office:value="10.4452" calcext:value-type="float">
            <text:p>10.4452</text:p>
          </table:table-cell>
          <table:table-cell office:value-type="float" office:value="7840.5659" calcext:value-type="float">
            <text:p>7840.5659</text:p>
          </table:table-cell>
          <table:table-cell office:value-type="float" office:value="389.8519" calcext:value-type="float">
            <text:p>389.8519</text:p>
          </table:table-cell>
          <table:table-cell office:value-type="float" office:value="76275" calcext:value-type="float">
            <text:p>76275</text:p>
          </table:table-cell>
          <table:table-cell office:value-type="float" office:value="63210" calcext:value-type="float">
            <text:p>63210</text:p>
          </table:table-cell>
          <table:table-cell office:value-type="float" office:value="116.07" calcext:value-type="float">
            <text:p>116.07</text:p>
          </table:table-cell>
          <table:table-cell office:value-type="float" office:value="37.32" calcext:value-type="float">
            <text:p>37.32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float" office:value="35.7063" calcext:value-type="float">
            <text:p>35.7063</text:p>
          </table:table-cell>
          <table:table-cell office:value-type="float" office:value="2.9145" calcext:value-type="float">
            <text:p>2.9145</text:p>
          </table:table-cell>
          <table:table-cell office:value-type="float" office:value="3982.4442" calcext:value-type="float">
            <text:p>3982.4442</text:p>
          </table:table-cell>
          <table:table-cell office:value-type="float" office:value="160.7949" calcext:value-type="float">
            <text:p>160.7949</text:p>
          </table:table-cell>
          <table:table-cell office:value-type="float" office:value="19337" calcext:value-type="float">
            <text:p>19337</text:p>
          </table:table-cell>
          <table:table-cell office:value-type="float" office:value="14108" calcext:value-type="float">
            <text:p>14108</text:p>
          </table:table-cell>
          <table:table-cell office:value-type="float" office:value="111.53" calcext:value-type="float">
            <text:p>111.53</text:p>
          </table:table-cell>
          <table:table-cell office:value-type="float" office:value="55.17" calcext:value-type="float">
            <text:p>55.17</text:p>
          </table:table-cell>
          <table:table-cell office:value-type="float" office:value="0.0114" calcext:value-type="float">
            <text:p>0.011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float" office:value="11.4753" calcext:value-type="float">
            <text:p>11.4753</text:p>
          </table:table-cell>
          <table:table-cell office:value-type="float" office:value="1.5774" calcext:value-type="float">
            <text:p>1.5774</text:p>
          </table:table-cell>
          <table:table-cell office:value-type="float" office:value="1065.0689" calcext:value-type="float">
            <text:p>1065.0689</text:p>
          </table:table-cell>
          <table:table-cell office:value-type="float" office:value="118.8573" calcext:value-type="float">
            <text:p>118.8573</text:p>
          </table:table-cell>
          <table:table-cell office:value-type="float" office:value="4768" calcext:value-type="float">
            <text:p>4768</text:p>
          </table:table-cell>
          <table:table-cell office:value-type="float" office:value="2936" calcext:value-type="float">
            <text:p>2936</text:p>
          </table:table-cell>
          <table:table-cell office:value-type="float" office:value="92.81" calcext:value-type="float">
            <text:p>92.81</text:p>
          </table:table-cell>
          <table:table-cell office:value-type="float" office:value="75.35" calcext:value-type="float">
            <text:p>75.35</text:p>
          </table:table-cell>
          <table:table-cell office:value-type="float" office:value="0.0405" calcext:value-type="float">
            <text:p>0.04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All</text:p>
          </table:table-cell>
          <table:table-cell office:value-type="float" office:value="194.2072" calcext:value-type="float">
            <text:p>194.2072</text:p>
          </table:table-cell>
          <table:table-cell office:value-type="float" office:value="23.3587" calcext:value-type="float">
            <text:p>23.3587</text:p>
          </table:table-cell>
          <table:table-cell office:value-type="float" office:value="18739.5498" calcext:value-type="float">
            <text:p>18739.5498</text:p>
          </table:table-cell>
          <table:table-cell office:value-type="float" office:value="1099.0427" calcext:value-type="float">
            <text:p>1099.0427</text:p>
          </table:table-cell>
          <table:table-cell office:value-type="float" office:value="184127" calcext:value-type="float">
            <text:p>184127</text:p>
          </table:table-cell>
          <table:table-cell office:value-type="float" office:value="143534" calcext:value-type="float">
            <text:p>143534</text:p>
          </table:table-cell>
          <table:table-cell office:value-type="float" office:value="96.49" calcext:value-type="float">
            <text:p>96.49</text:p>
          </table:table-cell>
          <table:table-cell office:value-type="float" office:value="47.05" calcext:value-type="float">
            <text:p>47.05</text:p>
          </table:table-cell>
          <table:table-cell office:value-type="float" office:value="0.0077" calcext:value-type="float">
            <text:p>0.00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3T15:00:53.334605945</dc:date>
    <dc:creator>nick </dc:creator>
    <meta:editing-duration>PT26M52S</meta:editing-duration>
    <meta:editing-cycles>2</meta:editing-cycles>
    <meta:generator>LibreOffice/4.3.7.2$Linux_X86_64 LibreOffice_project/430m0$Build-2</meta:generator>
    <meta:document-statistic meta:table-count="1" meta:cell-count="13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minimum="0.000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00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11" style:family="chart" style:data-style-name="N108">
      <style:text-properties fo: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ff420e"/>
    </style:style>
    <style:style style:name="ch14" style:family="chart" style:data-style-name="N108">
      <style:text-properties fo: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302cm" svg:height="12.193cm" xlink:href=".." xlink:type="simple" chart:class="chart:scatter" chart:style-name="ch1">
        <chart:legend svg:x="2.459cm" svg:y="0.703cm" style:legend-expansion="custom" chartooo:width="4.473cm" chartooo:height="2.092cm" style:legend-expansion-aspect-ratio="2.13814531548757" chart:style-name="ch2"/>
        <chart:plot-area chart:style-name="ch3" table:cell-range-address="activity_rates_by_zone_areal_vs_smoothed.D2:activity_rates_by_zone_areal_vs_smoothed.D100 activity_rates_by_zone_areal_vs_smoothed.F2:activity_rates_by_zone_areal_vs_smoothed.G100" chart:data-source-has-labels="row" svg:x="0.958cm" svg:y="0.193cm" svg:width="14.741cm" svg:height="11.366cm">
          <chartooo:coordinate-region svg:x="2.136cm" svg:y="0.392cm" svg:width="13.283cm" svg:height="10.52cm"/>
          <chart:axis chart:dimension="x" chart:name="primary-x" chart:style-name="ch4">
            <chart:title svg:x="5.506cm" svg:y="11.633cm" chart:style-name="ch5">
              <text:p>Areal Model Activity Rate (events/year)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072cm" svg:y="9.69cm" chart:style-name="ch8">
              <text:p>Smoothed-Gridded Model Activity Rate (events/year)</text:p>
            </chart:title>
            <chart:grid chart:style-name="ch6" chart:class="major"/>
            <chart:grid chart:style-name="ch6" chart:class="minor"/>
          </chart:axis>
          <chart:series chart:style-name="ch9" chart:values-cell-range-address="activity_rates_by_zone_areal_vs_smoothed.F2:activity_rates_by_zone_areal_vs_smoothed.F100" loext:label-string="&quot;Mmin 4.5&quot;" chart:class="chart:scatter">
            <chart:domain table:cell-range-address="activity_rates_by_zone_areal_vs_smoothed.D2:activity_rates_by_zone_areal_vs_smoothed.D100"/>
            <chart:regression-curve chart:style-name="ch10">
              <chart:equation chart:display-equation="true" chart:display-r-square="false" svg:x="3.554cm" svg:y="5.577cm" chart:style-name="ch11"/>
            </chart:regression-curve>
            <chart:data-point chart:repeated="99"/>
          </chart:series>
          <chart:series chart:style-name="ch12" chart:values-cell-range-address="activity_rates_by_zone_areal_vs_smoothed.G2:activity_rates_by_zone_areal_vs_smoothed.G100" loext:label-string="&quot;Mmin 5.5&quot;" chart:class="chart:scatter">
            <chart:domain table:cell-range-address="activity_rates_by_zone_areal_vs_smoothed.E2:activity_rates_by_zone_areal_vs_smoothed.E100"/>
            <chart:regression-curve chart:style-name="ch13">
              <chart:equation chart:display-equation="true" chart:display-r-square="false" svg:x="7.888cm" svg:y="7.824cm" chart:style-name="ch14"/>
            </chart:regression-curve>
            <chart:data-point chart:repeated="9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min 4.5</text:p>
              </table:table-cell>
              <table:table-cell office:value-type="string">
                <text:p>Column E</text:p>
              </table:table-cell>
              <table:table-cell office:value-type="string">
                <text:p>Mmin 5.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9854">
                <text:p>2.9854</text:p>
                <draw:g>
                  <svg:desc>activity_rates_by_zone_areal_vs_smoothed.D2:activity_rates_by_zone_areal_vs_smoothed.D100</svg:desc>
                </draw:g>
              </table:table-cell>
              <table:table-cell office:value-type="float" office:value="317.5179">
                <text:p>317.5179</text:p>
                <draw:g>
                  <svg:desc>activity_rates_by_zone_areal_vs_smoothed.F2:activity_rates_by_zone_areal_vs_smoothed.F100</svg:desc>
                </draw:g>
              </table:table-cell>
              <table:table-cell office:value-type="float" office:value="0.2661">
                <text:p>0.2661</text:p>
                <draw:g>
                  <svg:desc>activity_rates_by_zone_areal_vs_smoothed.E2:activity_rates_by_zone_areal_vs_smoothed.E100</svg:desc>
                </draw:g>
              </table:table-cell>
              <table:table-cell office:value-type="float" office:value="11.2995">
                <text:p>11.2995</text:p>
                <draw:g>
                  <svg:desc>activity_rates_by_zone_areal_vs_smoothed.G2:activity_rates_by_zone_areal_vs_smoothed.G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51">
                <text:p>2.851</text:p>
              </table:table-cell>
              <table:table-cell office:value-type="float" office:value="250.2674">
                <text:p>250.2674</text:p>
              </table:table-cell>
              <table:table-cell office:value-type="float" office:value="0.335">
                <text:p>0.335</text:p>
              </table:table-cell>
              <table:table-cell office:value-type="float" office:value="14.7491">
                <text:p>14.74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275">
                <text:p>1.9275</text:p>
              </table:table-cell>
              <table:table-cell office:value-type="float" office:value="139.7929">
                <text:p>139.7929</text:p>
              </table:table-cell>
              <table:table-cell office:value-type="float" office:value="0.3273">
                <text:p>0.3273</text:p>
              </table:table-cell>
              <table:table-cell office:value-type="float" office:value="11.8139">
                <text:p>11.8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511">
                <text:p>0.8511</text:p>
              </table:table-cell>
              <table:table-cell office:value-type="float" office:value="94.8224">
                <text:p>94.8224</text:p>
              </table:table-cell>
              <table:table-cell office:value-type="float" office:value="0.0891">
                <text:p>0.0891</text:p>
              </table:table-cell>
              <table:table-cell office:value-type="float" office:value="3.0104">
                <text:p>3.0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668">
                <text:p>1.5668</text:p>
              </table:table-cell>
              <table:table-cell office:value-type="float" office:value="151.4032">
                <text:p>151.4032</text:p>
              </table:table-cell>
              <table:table-cell office:value-type="float" office:value="0.1928">
                <text:p>0.1928</text:p>
              </table:table-cell>
              <table:table-cell office:value-type="float" office:value="12.9075">
                <text:p>12.9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032">
                <text:p>1.6032</text:p>
              </table:table-cell>
              <table:table-cell office:value-type="float" office:value="172.5552">
                <text:p>172.5552</text:p>
              </table:table-cell>
              <table:table-cell office:value-type="float" office:value="0.1567">
                <text:p>0.1567</text:p>
              </table:table-cell>
              <table:table-cell office:value-type="float" office:value="9.5092">
                <text:p>9.50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715">
                <text:p>1.0715</text:p>
              </table:table-cell>
              <table:table-cell office:value-type="float" office:value="127.9271">
                <text:p>127.9271</text:p>
              </table:table-cell>
              <table:table-cell office:value-type="float" office:value="0.0891">
                <text:p>0.0891</text:p>
              </table:table-cell>
              <table:table-cell office:value-type="float" office:value="3.6994">
                <text:p>3.6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13">
                <text:p>0.8913</text:p>
              </table:table-cell>
              <table:table-cell office:value-type="float" office:value="102.6627">
                <text:p>102.6627</text:p>
              </table:table-cell>
              <table:table-cell office:value-type="float" office:value="0.1349">
                <text:p>0.1349</text:p>
              </table:table-cell>
              <table:table-cell office:value-type="float" office:value="19.6318">
                <text:p>19.63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445">
                <text:p>1.2445</text:p>
              </table:table-cell>
              <table:table-cell office:value-type="float" office:value="131.6066">
                <text:p>131.6066</text:p>
              </table:table-cell>
              <table:table-cell office:value-type="float" office:value="0.1679">
                <text:p>0.1679</text:p>
              </table:table-cell>
              <table:table-cell office:value-type="float" office:value="12.5284">
                <text:p>12.5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218">
                <text:p>1.6218</text:p>
              </table:table-cell>
              <table:table-cell office:value-type="float" office:value="111.0673">
                <text:p>111.0673</text:p>
              </table:table-cell>
              <table:table-cell office:value-type="float" office:value="0.309">
                <text:p>0.309</text:p>
              </table:table-cell>
              <table:table-cell office:value-type="float" office:value="7.3199">
                <text:p>7.3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28">
                <text:p>0.7328</text:p>
              </table:table-cell>
              <table:table-cell office:value-type="float" office:value="95.169">
                <text:p>95.169</text:p>
              </table:table-cell>
              <table:table-cell office:value-type="float" office:value="0.1303">
                <text:p>0.1303</text:p>
              </table:table-cell>
              <table:table-cell office:value-type="float" office:value="7.9161">
                <text:p>7.91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86">
                <text:p>0.7586</text:p>
              </table:table-cell>
              <table:table-cell office:value-type="float" office:value="71.3498">
                <text:p>71.3498</text:p>
              </table:table-cell>
              <table:table-cell office:value-type="float" office:value="0.1445">
                <text:p>0.1445</text:p>
              </table:table-cell>
              <table:table-cell office:value-type="float" office:value="7.1496">
                <text:p>7.14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9512">
                <text:p>2.9512</text:p>
              </table:table-cell>
              <table:table-cell office:value-type="float" office:value="185.4891">
                <text:p>185.4891</text:p>
              </table:table-cell>
              <table:table-cell office:value-type="float" office:value="0.309">
                <text:p>0.309</text:p>
              </table:table-cell>
              <table:table-cell office:value-type="float" office:value="29.4921">
                <text:p>29.4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119">
                <text:p>2.5119</text:p>
              </table:table-cell>
              <table:table-cell office:value-type="float" office:value="244.7897">
                <text:p>244.7897</text:p>
              </table:table-cell>
              <table:table-cell office:value-type="float" office:value="0.3311">
                <text:p>0.3311</text:p>
              </table:table-cell>
              <table:table-cell office:value-type="float" office:value="24.0746">
                <text:p>24.07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31">
                <text:p>0.3631</text:p>
              </table:table-cell>
              <table:table-cell office:value-type="float" office:value="43.0527">
                <text:p>43.0527</text:p>
              </table:table-cell>
              <table:table-cell office:value-type="float" office:value="0.055">
                <text:p>0.055</text:p>
              </table:table-cell>
              <table:table-cell office:value-type="float" office:value="6.8059">
                <text:p>6.80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092">
                <text:p>1.1092</text:p>
              </table:table-cell>
              <table:table-cell office:value-type="float" office:value="222.2816">
                <text:p>222.2816</text:p>
              </table:table-cell>
              <table:table-cell office:value-type="float" office:value="0.1567">
                <text:p>0.1567</text:p>
              </table:table-cell>
              <table:table-cell office:value-type="float" office:value="13.4595">
                <text:p>13.45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35">
                <text:p>1.135</text:p>
              </table:table-cell>
              <table:table-cell office:value-type="float" office:value="88.734">
                <text:p>88.734</text:p>
              </table:table-cell>
              <table:table-cell office:value-type="float" office:value="0.2113">
                <text:p>0.2113</text:p>
              </table:table-cell>
              <table:table-cell office:value-type="float" office:value="6.4265">
                <text:p>6.4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188">
                <text:p>5.188</text:p>
              </table:table-cell>
              <table:table-cell office:value-type="float" office:value="230.6735">
                <text:p>230.6735</text:p>
              </table:table-cell>
              <table:table-cell office:value-type="float" office:value="0.2317">
                <text:p>0.2317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7315">
                <text:p>4.7315</text:p>
              </table:table-cell>
              <table:table-cell office:value-type="float" office:value="271.6077">
                <text:p>271.6077</text:p>
              </table:table-cell>
              <table:table-cell office:value-type="float" office:value="0.5309">
                <text:p>0.5309</text:p>
              </table:table-cell>
              <table:table-cell office:value-type="float" office:value="30.5325">
                <text:p>30.53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433">
                <text:p>0.5433</text:p>
              </table:table-cell>
              <table:table-cell office:value-type="float" office:value="62.4072">
                <text:p>62.4072</text:p>
              </table:table-cell>
              <table:table-cell office:value-type="float" office:value="0.061">
                <text:p>0.061</text:p>
              </table:table-cell>
              <table:table-cell office:value-type="float" office:value="5.0872">
                <text:p>5.0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02">
                <text:p>0.3802</text:p>
              </table:table-cell>
              <table:table-cell office:value-type="float" office:value="14.3976">
                <text:p>14.3976</text:p>
              </table:table-cell>
              <table:table-cell office:value-type="float" office:value="0.0525">
                <text:p>0.0525</text:p>
              </table:table-cell>
              <table:table-cell office:value-type="float" office:value="0.3238">
                <text:p>0.32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2">
                <text:p>0.0002</text:p>
              </table:table-cell>
              <table:table-cell office:value-type="float" office:value="8.7144">
                <text:p>8.7144</text:p>
              </table:table-cell>
              <table:table-cell office:value-type="float" office:value="NaN">
                <text:p>NaN</text:p>
              </table:table-cell>
              <table:table-cell office:value-type="float" office:value="0.3045">
                <text:p>0.30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01">
                <text:p>0.0501</text:p>
              </table:table-cell>
              <table:table-cell office:value-type="float" office:value="16.245">
                <text:p>16.245</text:p>
              </table:table-cell>
              <table:table-cell office:value-type="float" office:value="0.0069">
                <text:p>0.0069</text:p>
              </table:table-cell>
              <table:table-cell office:value-type="float" office:value="2.825">
                <text:p>2.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59">
                <text:p>0.0359</text:p>
              </table:table-cell>
              <table:table-cell office:value-type="float" office:value="1.5288">
                <text:p>1.5288</text:p>
              </table:table-cell>
              <table:table-cell office:value-type="float" office:value="0.0023">
                <text:p>0.0023</text:p>
              </table:table-cell>
              <table:table-cell office:value-type="float" office:value="0.5551">
                <text:p>0.5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03">
                <text:p>0.0603</text:p>
              </table:table-cell>
              <table:table-cell office:value-type="float" office:value="5.2997">
                <text:p>5.2997</text:p>
              </table:table-cell>
              <table:table-cell office:value-type="float" office:value="0.0083">
                <text:p>0.0083</text:p>
              </table:table-cell>
              <table:table-cell office:value-type="float" office:value="0.1251">
                <text:p>0.12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94">
                <text:p>0.0394</text:p>
              </table:table-cell>
              <table:table-cell office:value-type="float" office:value="9.3953">
                <text:p>9.3953</text:p>
              </table:table-cell>
              <table:table-cell office:value-type="float" office:value="0.0038">
                <text:p>0.0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">
                <text:p>0.0002</text:p>
              </table:table-cell>
              <table:table-cell office:value-type="float" office:value="4.5434">
                <text:p>4.5434</text:p>
              </table:table-cell>
              <table:table-cell office:value-type="float" office:value="NaN">
                <text:p>NaN</text:p>
              </table:table-cell>
              <table:table-cell office:value-type="float" office:value="0.9396">
                <text:p>0.93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234">
                <text:p>5.6234</text:p>
              </table:table-cell>
              <table:table-cell office:value-type="float" office:value="707.8914">
                <text:p>707.8914</text:p>
              </table:table-cell>
              <table:table-cell office:value-type="float" office:value="0.389">
                <text:p>0.389</text:p>
              </table:table-cell>
              <table:table-cell office:value-type="float" office:value="21.924">
                <text:p>21.9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8019">
                <text:p>3.8019</text:p>
              </table:table-cell>
              <table:table-cell office:value-type="float" office:value="346.6879">
                <text:p>346.6879</text:p>
              </table:table-cell>
              <table:table-cell office:value-type="float" office:value="0.2291">
                <text:p>0.2291</text:p>
              </table:table-cell>
              <table:table-cell office:value-type="float" office:value="12.8238">
                <text:p>12.82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724">
                <text:p>1.9724</text:p>
              </table:table-cell>
              <table:table-cell office:value-type="float" office:value="189.5495">
                <text:p>189.5495</text:p>
              </table:table-cell>
              <table:table-cell office:value-type="float" office:value="0.1531">
                <text:p>0.1531</text:p>
              </table:table-cell>
              <table:table-cell office:value-type="float" office:value="8.141">
                <text:p>8.1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5119">
                <text:p>2.5119</text:p>
              </table:table-cell>
              <table:table-cell office:value-type="float" office:value="357.4501">
                <text:p>357.4501</text:p>
              </table:table-cell>
              <table:table-cell office:value-type="float" office:value="0.1585">
                <text:p>0.1585</text:p>
              </table:table-cell>
              <table:table-cell office:value-type="float" office:value="9.0711">
                <text:p>9.07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861">
                <text:p>2.7861</text:p>
              </table:table-cell>
              <table:table-cell office:value-type="float" office:value="194.3873">
                <text:p>194.3873</text:p>
              </table:table-cell>
              <table:table-cell office:value-type="float" office:value="0.3126">
                <text:p>0.3126</text:p>
              </table:table-cell>
              <table:table-cell office:value-type="float" office:value="9.0601">
                <text:p>9.06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885">
                <text:p>1.1885</text:p>
              </table:table-cell>
              <table:table-cell office:value-type="float" office:value="195.4542">
                <text:p>195.4542</text:p>
              </table:table-cell>
              <table:table-cell office:value-type="float" office:value="0.1059">
                <text:p>0.1059</text:p>
              </table:table-cell>
              <table:table-cell office:value-type="float" office:value="11.3342">
                <text:p>11.33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387">
                <text:p>2.2387</text:p>
              </table:table-cell>
              <table:table-cell office:value-type="float" office:value="259.8516">
                <text:p>259.8516</text:p>
              </table:table-cell>
              <table:table-cell office:value-type="float" office:value="0.1479">
                <text:p>0.1479</text:p>
              </table:table-cell>
              <table:table-cell office:value-type="float" office:value="18.8635">
                <text:p>18.86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589">
                <text:p>1.2589</text:p>
              </table:table-cell>
              <table:table-cell office:value-type="float" office:value="240.3421">
                <text:p>240.3421</text:p>
              </table:table-cell>
              <table:table-cell office:value-type="float" office:value="0.1318">
                <text:p>0.1318</text:p>
              </table:table-cell>
              <table:table-cell office:value-type="float" office:value="20.0607">
                <text:p>20.06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183">
                <text:p>1.3183</text:p>
              </table:table-cell>
              <table:table-cell office:value-type="float" office:value="130.8445">
                <text:p>130.8445</text:p>
              </table:table-cell>
              <table:table-cell office:value-type="float" office:value="0.1514">
                <text:p>0.1514</text:p>
              </table:table-cell>
              <table:table-cell office:value-type="float" office:value="10.3564">
                <text:p>10.35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846">
                <text:p>0.3846</text:p>
              </table:table-cell>
              <table:table-cell office:value-type="float" office:value="66.9074">
                <text:p>66.9074</text:p>
              </table:table-cell>
              <table:table-cell office:value-type="float" office:value="0.0452">
                <text:p>0.0452</text:p>
              </table:table-cell>
              <table:table-cell office:value-type="float" office:value="3.808">
                <text:p>3.8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445">
                <text:p>1.2445</text:p>
              </table:table-cell>
              <table:table-cell office:value-type="float" office:value="150.1164">
                <text:p>150.1164</text:p>
              </table:table-cell>
              <table:table-cell office:value-type="float" office:value="0.0841">
                <text:p>0.0841</text:p>
              </table:table-cell>
              <table:table-cell office:value-type="float" office:value="3.0436">
                <text:p>3.04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35">
                <text:p>1.135</text:p>
              </table:table-cell>
              <table:table-cell office:value-type="float" office:value="239.155">
                <text:p>239.155</text:p>
              </table:table-cell>
              <table:table-cell office:value-type="float" office:value="0.0804">
                <text:p>0.0804</text:p>
              </table:table-cell>
              <table:table-cell office:value-type="float" office:value="2.6606">
                <text:p>2.66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81">
                <text:p>0.881</text:p>
              </table:table-cell>
              <table:table-cell office:value-type="float" office:value="94.2516">
                <text:p>94.2516</text:p>
              </table:table-cell>
              <table:table-cell office:value-type="float" office:value="0.075">
                <text:p>0.075</text:p>
              </table:table-cell>
              <table:table-cell office:value-type="float" office:value="3.109">
                <text:p>3.1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414">
                <text:p>0.8414</text:p>
              </table:table-cell>
              <table:table-cell office:value-type="float" office:value="87.5448">
                <text:p>87.5448</text:p>
              </table:table-cell>
              <table:table-cell office:value-type="float" office:value="0.0543">
                <text:p>0.0543</text:p>
              </table:table-cell>
              <table:table-cell office:value-type="float" office:value="2.3428">
                <text:p>2.34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531">
                <text:p>0.6531</text:p>
              </table:table-cell>
              <table:table-cell office:value-type="float" office:value="114.8888">
                <text:p>114.8888</text:p>
              </table:table-cell>
              <table:table-cell office:value-type="float" office:value="0.0422">
                <text:p>0.0422</text:p>
              </table:table-cell>
              <table:table-cell office:value-type="float" office:value="2.2668">
                <text:p>2.26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749">
                <text:p>1.1749</text:p>
              </table:table-cell>
              <table:table-cell office:value-type="float" office:value="192.4421">
                <text:p>192.4421</text:p>
              </table:table-cell>
              <table:table-cell office:value-type="float" office:value="0.0851">
                <text:p>0.0851</text:p>
              </table:table-cell>
              <table:table-cell office:value-type="float" office:value="10.0183">
                <text:p>10.01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749">
                <text:p>1.1749</text:p>
              </table:table-cell>
              <table:table-cell office:value-type="float" office:value="214.8696">
                <text:p>214.8696</text:p>
              </table:table-cell>
              <table:table-cell office:value-type="float" office:value="0.195">
                <text:p>0.195</text:p>
              </table:table-cell>
              <table:table-cell office:value-type="float" office:value="14.1212">
                <text:p>14.12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988">
                <text:p>2.3988</text:p>
              </table:table-cell>
              <table:table-cell office:value-type="float" office:value="174.0011">
                <text:p>174.0011</text:p>
              </table:table-cell>
              <table:table-cell office:value-type="float" office:value="0.1202">
                <text:p>0.1202</text:p>
              </table:table-cell>
              <table:table-cell office:value-type="float" office:value="6.2188">
                <text:p>6.21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81">
                <text:p>0.881</text:p>
              </table:table-cell>
              <table:table-cell office:value-type="float" office:value="70.0204">
                <text:p>70.0204</text:p>
              </table:table-cell>
              <table:table-cell office:value-type="float" office:value="0.0785">
                <text:p>0.0785</text:p>
              </table:table-cell>
              <table:table-cell office:value-type="float" office:value="2.8819">
                <text:p>2.88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188">
                <text:p>0.5188</text:p>
              </table:table-cell>
              <table:table-cell office:value-type="float" office:value="94.7574">
                <text:p>94.7574</text:p>
              </table:table-cell>
              <table:table-cell office:value-type="float" office:value="0.0638">
                <text:p>0.0638</text:p>
              </table:table-cell>
              <table:table-cell office:value-type="float" office:value="5.9464">
                <text:p>5.94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22">
                <text:p>1.122</text:p>
              </table:table-cell>
              <table:table-cell office:value-type="float" office:value="170.5715">
                <text:p>170.5715</text:p>
              </table:table-cell>
              <table:table-cell office:value-type="float" office:value="0.1479">
                <text:p>0.1479</text:p>
              </table:table-cell>
              <table:table-cell office:value-type="float" office:value="6.0838">
                <text:p>6.08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715">
                <text:p>1.0715</text:p>
              </table:table-cell>
              <table:table-cell office:value-type="float" office:value="116.2845">
                <text:p>116.2845</text:p>
              </table:table-cell>
              <table:table-cell office:value-type="float" office:value="0.0977">
                <text:p>0.0977</text:p>
              </table:table-cell>
              <table:table-cell office:value-type="float" office:value="4.6395">
                <text:p>4.63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607">
                <text:p>0.6607</text:p>
              </table:table-cell>
              <table:table-cell office:value-type="float" office:value="51.1872">
                <text:p>51.1872</text:p>
              </table:table-cell>
              <table:table-cell office:value-type="float" office:value="0.038">
                <text:p>0.038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3442">
                <text:p>2.3442</text:p>
              </table:table-cell>
              <table:table-cell office:value-type="float" office:value="293.2554">
                <text:p>293.2554</text:p>
              </table:table-cell>
              <table:table-cell office:value-type="float" office:value="0.3388">
                <text:p>0.3388</text:p>
              </table:table-cell>
              <table:table-cell office:value-type="float" office:value="22.2097">
                <text:p>22.20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0549">
                <text:p>3.0549</text:p>
              </table:table-cell>
              <table:table-cell office:value-type="float" office:value="656.8579">
                <text:p>656.8579</text:p>
              </table:table-cell>
              <table:table-cell office:value-type="float" office:value="0.4121">
                <text:p>0.4121</text:p>
              </table:table-cell>
              <table:table-cell office:value-type="float" office:value="33.2539">
                <text:p>33.25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023">
                <text:p>1.2023</text:p>
              </table:table-cell>
              <table:table-cell office:value-type="float" office:value="108.2607">
                <text:p>108.2607</text:p>
              </table:table-cell>
              <table:table-cell office:value-type="float" office:value="0.1259">
                <text:p>0.1259</text:p>
              </table:table-cell>
              <table:table-cell office:value-type="float" office:value="5.8405">
                <text:p>5.84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8408">
                <text:p>1.8408</text:p>
              </table:table-cell>
              <table:table-cell office:value-type="float" office:value="127.044">
                <text:p>127.044</text:p>
              </table:table-cell>
              <table:table-cell office:value-type="float" office:value="0.0495">
                <text:p>0.0495</text:p>
              </table:table-cell>
              <table:table-cell office:value-type="float" office:value="3.3769">
                <text:p>3.37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6774">
                <text:p>4.6774</text:p>
              </table:table-cell>
              <table:table-cell office:value-type="float" office:value="380.9753">
                <text:p>380.9753</text:p>
              </table:table-cell>
              <table:table-cell office:value-type="float" office:value="0.3715">
                <text:p>0.3715</text:p>
              </table:table-cell>
              <table:table-cell office:value-type="float" office:value="27.8553">
                <text:p>27.85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1356">
                <text:p>15.1356</text:p>
              </table:table-cell>
              <table:table-cell office:value-type="float" office:value="1803.9453">
                <text:p>1803.9453</text:p>
              </table:table-cell>
              <table:table-cell office:value-type="float" office:value="1.2023">
                <text:p>1.2023</text:p>
              </table:table-cell>
              <table:table-cell office:value-type="float" office:value="48.3348">
                <text:p>48.33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0738">
                <text:p>4.0738</text:p>
              </table:table-cell>
              <table:table-cell office:value-type="float" office:value="477.7388">
                <text:p>477.7388</text:p>
              </table:table-cell>
              <table:table-cell office:value-type="float" office:value="0.2138">
                <text:p>0.2138</text:p>
              </table:table-cell>
              <table:table-cell office:value-type="float" office:value="14.6813">
                <text:p>14.68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81">
                <text:p>0.881</text:p>
              </table:table-cell>
              <table:table-cell office:value-type="float" office:value="104.8704">
                <text:p>104.8704</text:p>
              </table:table-cell>
              <table:table-cell office:value-type="float" office:value="0.0944">
                <text:p>0.0944</text:p>
              </table:table-cell>
              <table:table-cell office:value-type="float" office:value="6.5632">
                <text:p>6.56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0954">
                <text:p>6.0954</text:p>
              </table:table-cell>
              <table:table-cell office:value-type="float" office:value="618.9264">
                <text:p>618.9264</text:p>
              </table:table-cell>
              <table:table-cell office:value-type="float" office:value="0.5188">
                <text:p>0.5188</text:p>
              </table:table-cell>
              <table:table-cell office:value-type="float" office:value="30.9284">
                <text:p>30.92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303">
                <text:p>1.2303</text:p>
              </table:table-cell>
              <table:table-cell office:value-type="float" office:value="115.9954">
                <text:p>115.9954</text:p>
              </table:table-cell>
              <table:table-cell office:value-type="float" office:value="0.1549">
                <text:p>0.1549</text:p>
              </table:table-cell>
              <table:table-cell office:value-type="float" office:value="5.7572">
                <text:p>5.75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854">
                <text:p>2.9854</text:p>
              </table:table-cell>
              <table:table-cell office:value-type="float" office:value="209.2881">
                <text:p>209.2881</text:p>
              </table:table-cell>
              <table:table-cell office:value-type="float" office:value="0.2917">
                <text:p>0.2917</text:p>
              </table:table-cell>
              <table:table-cell office:value-type="float" office:value="7.0843">
                <text:p>7.0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9355">
                <text:p>3.9355</text:p>
              </table:table-cell>
              <table:table-cell office:value-type="float" office:value="349.2178">
                <text:p>349.2178</text:p>
              </table:table-cell>
              <table:table-cell office:value-type="float" office:value="0.335">
                <text:p>0.335</text:p>
              </table:table-cell>
              <table:table-cell office:value-type="float" office:value="26.2033">
                <text:p>26.20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">
                <text:p>10</text:p>
              </table:table-cell>
              <table:table-cell office:value-type="float" office:value="890.48">
                <text:p>890.48</text:p>
              </table:table-cell>
              <table:table-cell office:value-type="float" office:value="1.4454">
                <text:p>1.4454</text:p>
              </table:table-cell>
              <table:table-cell office:value-type="float" office:value="107.4195">
                <text:p>107.41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674">
                <text:p>0.7674</text:p>
              </table:table-cell>
              <table:table-cell office:value-type="float" office:value="115.838">
                <text:p>115.838</text:p>
              </table:table-cell>
              <table:table-cell office:value-type="float" office:value="0.0343">
                <text:p>0.0343</text:p>
              </table:table-cell>
              <table:table-cell office:value-type="float" office:value="8.1419">
                <text:p>8.14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079">
                <text:p>0.7079</text:p>
              </table:table-cell>
              <table:table-cell office:value-type="float" office:value="58.7509">
                <text:p>58.7509</text:p>
              </table:table-cell>
              <table:table-cell office:value-type="float" office:value="0.0977">
                <text:p>0.0977</text:p>
              </table:table-cell>
              <table:table-cell office:value-type="float" office:value="3.2959">
                <text:p>3.29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878">
                <text:p>2.1878</text:p>
              </table:table-cell>
              <table:table-cell office:value-type="float" office:value="181.2023">
                <text:p>181.2023</text:p>
              </table:table-cell>
              <table:table-cell office:value-type="float" office:value="0.2754">
                <text:p>0.2754</text:p>
              </table:table-cell>
              <table:table-cell office:value-type="float" office:value="7.1945">
                <text:p>7.19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893">
                <text:p>2.0893</text:p>
              </table:table-cell>
              <table:table-cell office:value-type="float" office:value="181.5667">
                <text:p>181.5667</text:p>
              </table:table-cell>
              <table:table-cell office:value-type="float" office:value="0.2884">
                <text:p>0.2884</text:p>
              </table:table-cell>
              <table:table-cell office:value-type="float" office:value="17.5586">
                <text:p>17.55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125">
                <text:p>1.4125</text:p>
              </table:table-cell>
              <table:table-cell office:value-type="float" office:value="44.9192">
                <text:p>44.9192</text:p>
              </table:table-cell>
              <table:table-cell office:value-type="float" office:value="0.1072">
                <text:p>0.1072</text:p>
              </table:table-cell>
              <table:table-cell office:value-type="float" office:value="1.9934">
                <text:p>1.99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586">
                <text:p>0.7586</text:p>
              </table:table-cell>
              <table:table-cell office:value-type="float" office:value="58.1576">
                <text:p>58.1576</text:p>
              </table:table-cell>
              <table:table-cell office:value-type="float" office:value="0.0759">
                <text:p>0.0759</text:p>
              </table:table-cell>
              <table:table-cell office:value-type="float" office:value="5.3793">
                <text:p>5.37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851">
                <text:p>2.851</text:p>
              </table:table-cell>
              <table:table-cell office:value-type="float" office:value="145.8439">
                <text:p>145.8439</text:p>
              </table:table-cell>
              <table:table-cell office:value-type="float" office:value="0.2541">
                <text:p>0.2541</text:p>
              </table:table-cell>
              <table:table-cell office:value-type="float" office:value="12.5353">
                <text:p>12.53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378">
                <text:p>1.7378</text:p>
              </table:table-cell>
              <table:table-cell office:value-type="float" office:value="149.016">
                <text:p>149.016</text:p>
              </table:table-cell>
              <table:table-cell office:value-type="float" office:value="0.1995">
                <text:p>0.1995</text:p>
              </table:table-cell>
              <table:table-cell office:value-type="float" office:value="8.6492">
                <text:p>8.64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5186">
                <text:p>4.5186</text:p>
              </table:table-cell>
              <table:table-cell office:value-type="float" office:value="204.1116">
                <text:p>204.1116</text:p>
              </table:table-cell>
              <table:table-cell office:value-type="float" office:value="0.3846">
                <text:p>0.3846</text:p>
              </table:table-cell>
              <table:table-cell office:value-type="float" office:value="14.2742">
                <text:p>14.27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8621">
                <text:p>1.8621</text:p>
              </table:table-cell>
              <table:table-cell office:value-type="float" office:value="154.5572">
                <text:p>154.5572</text:p>
              </table:table-cell>
              <table:table-cell office:value-type="float" office:value="0.2239">
                <text:p>0.2239</text:p>
              </table:table-cell>
              <table:table-cell office:value-type="float" office:value="7.0525">
                <text:p>7.05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2224">
                <text:p>8.2224</text:p>
              </table:table-cell>
              <table:table-cell office:value-type="float" office:value="344.7753">
                <text:p>344.7753</text:p>
              </table:table-cell>
              <table:table-cell office:value-type="float" office:value="0.3508">
                <text:p>0.3508</text:p>
              </table:table-cell>
              <table:table-cell office:value-type="float" office:value="22.0176">
                <text:p>22.01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0417">
                <text:p>2.0417</text:p>
              </table:table-cell>
              <table:table-cell office:value-type="float" office:value="133.3426">
                <text:p>133.3426</text:p>
              </table:table-cell>
              <table:table-cell office:value-type="float" office:value="0.2692">
                <text:p>0.2692</text:p>
              </table:table-cell>
              <table:table-cell office:value-type="float" office:value="8.4607">
                <text:p>8.46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55">
                <text:p>0.955</text:p>
              </table:table-cell>
              <table:table-cell office:value-type="float" office:value="72.3541">
                <text:p>72.3541</text:p>
              </table:table-cell>
              <table:table-cell office:value-type="float" office:value="0.1318">
                <text:p>0.1318</text:p>
              </table:table-cell>
              <table:table-cell office:value-type="float" office:value="3.6619">
                <text:p>3.66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31">
                <text:p>0.631</text:p>
              </table:table-cell>
              <table:table-cell office:value-type="float" office:value="53.4734">
                <text:p>53.4734</text:p>
              </table:table-cell>
              <table:table-cell office:value-type="float" office:value="0.0479">
                <text:p>0.0479</text:p>
              </table:table-cell>
              <table:table-cell office:value-type="float" office:value="2.0214">
                <text:p>2.02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4622">
                <text:p>1.4622</text:p>
              </table:table-cell>
              <table:table-cell office:value-type="float" office:value="37.3864">
                <text:p>37.3864</text:p>
              </table:table-cell>
              <table:table-cell office:value-type="float" office:value="0.1718">
                <text:p>0.1718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9545">
                <text:p>4.9545</text:p>
              </table:table-cell>
              <table:table-cell office:value-type="float" office:value="236.8155">
                <text:p>236.8155</text:p>
              </table:table-cell>
              <table:table-cell office:value-type="float" office:value="0.4842">
                <text:p>0.4842</text:p>
              </table:table-cell>
              <table:table-cell office:value-type="float" office:value="18.2985">
                <text:p>18.29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074">
                <text:p>0.4074</text:p>
              </table:table-cell>
              <table:table-cell office:value-type="float" office:value="18.2432">
                <text:p>18.2432</text:p>
              </table:table-cell>
              <table:table-cell office:value-type="float" office:value="0.0178">
                <text:p>0.0178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7579">
                <text:p>1.7579</text:p>
              </table:table-cell>
              <table:table-cell office:value-type="float" office:value="190.562">
                <text:p>190.562</text:p>
              </table:table-cell>
              <table:table-cell office:value-type="float" office:value="0.1972">
                <text:p>0.1972</text:p>
              </table:table-cell>
              <table:table-cell office:value-type="float" office:value="10.0902">
                <text:p>10.09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7989">
                <text:p>1.7989</text:p>
              </table:table-cell>
              <table:table-cell office:value-type="float" office:value="87.9118">
                <text:p>87.9118</text:p>
              </table:table-cell>
              <table:table-cell office:value-type="float" office:value="0.2427">
                <text:p>0.2427</text:p>
              </table:table-cell>
              <table:table-cell office:value-type="float" office:value="6.5585">
                <text:p>6.55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849">
                <text:p>1.5849</text:p>
              </table:table-cell>
              <table:table-cell office:value-type="float" office:value="187.3616">
                <text:p>187.3616</text:p>
              </table:table-cell>
              <table:table-cell office:value-type="float" office:value="0.2399">
                <text:p>0.2399</text:p>
              </table:table-cell>
              <table:table-cell office:value-type="float" office:value="19.9388">
                <text:p>19.93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09">
                <text:p>0.309</text:p>
              </table:table-cell>
              <table:table-cell office:value-type="float" office:value="76.3253">
                <text:p>76.3253</text:p>
              </table:table-cell>
              <table:table-cell office:value-type="float" office:value="0.0589">
                <text:p>0.0589</text:p>
              </table:table-cell>
              <table:table-cell office:value-type="float" office:value="8.0345">
                <text:p>8.03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88">
                <text:p>0.1288</text:p>
              </table:table-cell>
              <table:table-cell office:value-type="float" office:value="27.5925">
                <text:p>27.5925</text:p>
              </table:table-cell>
              <table:table-cell office:value-type="float" office:value="0.0224">
                <text:p>0.0224</text:p>
              </table:table-cell>
              <table:table-cell office:value-type="float" office:value="1.551">
                <text:p>1.5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758">
                <text:p>0.3758</text:p>
              </table:table-cell>
              <table:table-cell office:value-type="float" office:value="66.4469">
                <text:p>66.4469</text:p>
              </table:table-cell>
              <table:table-cell office:value-type="float" office:value="0.0305">
                <text:p>0.0305</text:p>
              </table:table-cell>
              <table:table-cell office:value-type="float" office:value="1.7902">
                <text:p>1.79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679">
                <text:p>0.1679</text:p>
              </table:table-cell>
              <table:table-cell office:value-type="float" office:value="15.943">
                <text:p>15.943</text:p>
              </table:table-cell>
              <table:table-cell office:value-type="float" office:value="0.0313">
                <text:p>0.0313</text:p>
              </table:table-cell>
              <table:table-cell office:value-type="float" office:value="0.2726">
                <text:p>0.27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556">
                <text:p>0.0556</text:p>
              </table:table-cell>
              <table:table-cell office:value-type="float" office:value="8.2615">
                <text:p>8.2615</text:p>
              </table:table-cell>
              <table:table-cell office:value-type="float" office:value="0.013">
                <text:p>0.013</text:p>
              </table:table-cell>
              <table:table-cell office:value-type="float" office:value="1.0044">
                <text:p>1.00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169">
                <text:p>0.4169</text:p>
              </table:table-cell>
              <table:table-cell office:value-type="float" office:value="61.8151">
                <text:p>61.8151</text:p>
              </table:table-cell>
              <table:table-cell office:value-type="float" office:value="0.0661">
                <text:p>0.0661</text:p>
              </table:table-cell>
              <table:table-cell office:value-type="float" office:value="3.3365">
                <text:p>3.33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136">
                <text:p>1.5136</text:p>
              </table:table-cell>
              <table:table-cell office:value-type="float" office:value="152.8009">
                <text:p>152.8009</text:p>
              </table:table-cell>
              <table:table-cell office:value-type="float" office:value="0.0794">
                <text:p>0.0794</text:p>
              </table:table-cell>
              <table:table-cell office:value-type="float" office:value="10.9266">
                <text:p>10.92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023">
                <text:p>1.2023</text:p>
              </table:table-cell>
              <table:table-cell office:value-type="float" office:value="117.967">
                <text:p>117.967</text:p>
              </table:table-cell>
              <table:table-cell office:value-type="float" office:value="0.0724">
                <text:p>0.0724</text:p>
              </table:table-cell>
              <table:table-cell office:value-type="float" office:value="5.486">
                <text:p>5.4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7542">
                <text:p>2.7542</text:p>
              </table:table-cell>
              <table:table-cell office:value-type="float" office:value="258.0465">
                <text:p>258.0465</text:p>
              </table:table-cell>
              <table:table-cell office:value-type="float" office:value="0.302">
                <text:p>0.302</text:p>
              </table:table-cell>
              <table:table-cell office:value-type="float" office:value="15.3396">
                <text:p>15.33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498">
                <text:p>1.9498</text:p>
              </table:table-cell>
              <table:table-cell office:value-type="float" office:value="218.8292">
                <text:p>218.8292</text:p>
              </table:table-cell>
              <table:table-cell office:value-type="float" office:value="0.2138">
                <text:p>0.2138</text:p>
              </table:table-cell>
              <table:table-cell office:value-type="float" office:value="9.9221">
                <text:p>9.92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3032">
                <text:p>1.3032</text:p>
              </table:table-cell>
              <table:table-cell office:value-type="float" office:value="196.692">
                <text:p>196.692</text:p>
              </table:table-cell>
              <table:table-cell office:value-type="float" office:value="0.0966">
                <text:p>0.0966</text:p>
              </table:table-cell>
              <table:table-cell office:value-type="float" office:value="6.4537">
                <text:p>6.45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0184">
                <text:p>2.0184</text:p>
              </table:table-cell>
              <table:table-cell office:value-type="float" office:value="225.7952">
                <text:p>225.7952</text:p>
              </table:table-cell>
              <table:table-cell office:value-type="float" office:value="0.1567">
                <text:p>0.1567</text:p>
              </table:table-cell>
              <table:table-cell office:value-type="float" office:value="11.0445">
                <text:p>11.04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226">
                <text:p>0.9226</text:p>
              </table:table-cell>
              <table:table-cell office:value-type="float" office:value="108.1006">
                <text:p>108.1006</text:p>
              </table:table-cell>
              <table:table-cell office:value-type="float" office:value="0.1084">
                <text:p>0.1084</text:p>
              </table:table-cell>
              <table:table-cell office:value-type="float" office:value="12.3063">
                <text:p>12.30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07">
                <text:p>0.507</text:p>
              </table:table-cell>
              <table:table-cell office:value-type="float" office:value="73.0126">
                <text:p>73.0126</text:p>
              </table:table-cell>
              <table:table-cell office:value-type="float" office:value="0.0653">
                <text:p>0.0653</text:p>
              </table:table-cell>
              <table:table-cell office:value-type="float" office:value="5.0559">
                <text:p>5.05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016">
                <text:p>0.9016</text:p>
              </table:table-cell>
              <table:table-cell office:value-type="float" office:value="233.3637">
                <text:p>233.3637</text:p>
              </table:table-cell>
              <table:table-cell office:value-type="float" office:value="0.0767">
                <text:p>0.0767</text:p>
              </table:table-cell>
              <table:table-cell office:value-type="float" office:value="14.4154">
                <text:p>14.41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677">
                <text:p>0.4677</text:p>
              </table:table-cell>
              <table:table-cell office:value-type="float" office:value="69.0983">
                <text:p>69.0983</text:p>
              </table:table-cell>
              <table:table-cell office:value-type="float" office:value="0.0269">
                <text:p>0.0269</text:p>
              </table:table-cell>
              <table:table-cell office:value-type="float" office:value="6.827">
                <text:p>6.8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